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Ubuntu" svg:font-family="Ubuntu"/>
    <style:font-face style:name="Times New Roman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14" style:family="table">
      <style:table-properties style:width="2.8111in" table:align="left"/>
    </style:style>
    <style:style style:name="Таблиця14.A" style:family="table-column">
      <style:table-column-properties style:column-width="0.7028in"/>
    </style:style>
    <style:style style:name="Таблиця1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4.D1" style:family="table-cell">
      <style:table-cell-properties fo:padding="0.0382in" fo:border="0.5pt solid #000000" style:writing-mode="page"/>
    </style:style>
    <style:style style:name="Таблиця1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4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3" style:family="table">
      <style:table-properties style:width="2.8111in" table:align="left"/>
    </style:style>
    <style:style style:name="Таблиця13.A" style:family="table-column">
      <style:table-column-properties style:column-width="0.7028in"/>
    </style:style>
    <style:style style:name="Таблиця1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3.D1" style:family="table-cell">
      <style:table-cell-properties fo:padding="0.0382in" fo:border="0.5pt solid #000000" style:writing-mode="page"/>
    </style:style>
    <style:style style:name="Таблиця1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3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9" style:family="table">
      <style:table-properties style:width="6.6931in" table:align="margins"/>
    </style:style>
    <style:style style:name="Таблиця9.A" style:family="table-column">
      <style:table-column-properties style:column-width="0.6694in" style:rel-column-width="6553*"/>
    </style:style>
    <style:style style:name="Таблиця9.J" style:family="table-column">
      <style:table-column-properties style:column-width="0.6694in" style:rel-column-width="6558*"/>
    </style:style>
    <style:style style:name="Таблиця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9.J1" style:family="table-cell">
      <style:table-cell-properties fo:padding="0.0382in" fo:border="0.5pt solid #000000" style:writing-mode="page"/>
    </style:style>
    <style:style style:name="Таблиця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9.J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2" style:family="table">
      <style:table-properties style:width="5.3125in" table:align="left"/>
    </style:style>
    <style:style style:name="Таблиця12.A" style:family="table-column">
      <style:table-column-properties style:column-width="0.6688in"/>
    </style:style>
    <style:style style:name="Таблиця12.B" style:family="table-column">
      <style:table-column-properties style:column-width="0.6694in"/>
    </style:style>
    <style:style style:name="Таблиця12.H" style:family="table-column">
      <style:table-column-properties style:column-width="0.6278in"/>
    </style:style>
    <style:style style:name="Таблиця1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2.H1" style:family="table-cell">
      <style:table-cell-properties fo:padding="0.0382in" fo:border="0.5pt solid #000000" style:writing-mode="page"/>
    </style:style>
    <style:style style:name="Таблиця1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2.H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b11cd" officeooo:paragraph-rsid="000c911a"/>
    </style:style>
    <style:style style:name="P2" style:family="paragraph" style:parent-style-name="Standard">
      <style:text-properties officeooo:rsid="000b11cd" officeooo:paragraph-rsid="000dc07e"/>
    </style:style>
    <style:style style:name="P3" style:family="paragraph" style:parent-style-name="Standard">
      <style:paragraph-properties fo:text-align="justify" style:justify-single-word="false"/>
      <style:text-properties officeooo:rsid="000b11cd" officeooo:paragraph-rsid="000dc07e"/>
    </style:style>
    <style:style style:name="P4" style:family="paragraph" style:parent-style-name="Standard">
      <style:text-properties officeooo:rsid="000b11cd" officeooo:paragraph-rsid="00394f00"/>
    </style:style>
    <style:style style:name="P5" style:family="paragraph" style:parent-style-name="Standard">
      <style:text-properties style:font-name="Times New Roman1" officeooo:rsid="000b11cd" officeooo:paragraph-rsid="000c911a"/>
    </style:style>
    <style:style style:name="P6" style:family="paragraph" style:parent-style-name="Standard">
      <style:text-properties style:font-name="Times New Roman1" fo:font-size="12pt" officeooo:paragraph-rsid="00359aad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2pt" officeooo:paragraph-rsid="00359aad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1" officeooo:paragraph-rsid="0037e6fa"/>
    </style:style>
    <style:style style:name="P9" style:family="paragraph" style:parent-style-name="Standard">
      <style:paragraph-properties fo:text-align="center" style:justify-single-word="false"/>
      <style:text-properties officeooo:paragraph-rsid="000b11cd"/>
    </style:style>
    <style:style style:name="P10" style:family="paragraph" style:parent-style-name="Standard">
      <style:text-properties officeooo:paragraph-rsid="00394f00"/>
    </style:style>
    <style:style style:name="P1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87ebc"/>
    </style:style>
    <style:style style:name="P1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a8733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da470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e1709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f9139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099fe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19580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48c60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6ced6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7e6fa"/>
    </style:style>
    <style:style style:name="P2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94f00"/>
    </style:style>
    <style:style style:name="P2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officeooo:rsid="002aa8d0" officeooo:paragraph-rsid="002f9139" style:font-size-asian="12pt" style:font-name-complex="Times New Roman1" style:font-size-complex="12pt"/>
    </style:style>
    <style:style style:name="P2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1823a6" officeooo:paragraph-rsid="002f9139" style:font-size-asian="12pt" style:font-name-complex="Times New Roman1" style:font-size-complex="12pt"/>
    </style:style>
    <style:style style:name="P2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339300" style:font-size-asian="12pt" style:font-name-complex="Times New Roman1" style:font-size-complex="12pt"/>
    </style:style>
    <style:style style:name="P2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36ced6" style:font-size-asian="12pt" style:font-name-complex="Times New Roman1" style:font-size-complex="12pt"/>
    </style:style>
    <style:style style:name="P2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37e6fa" style:font-size-asian="12pt" style:font-name-complex="Times New Roman1" style:font-size-complex="12pt"/>
    </style:style>
    <style:style style:name="P2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394f00" style:font-size-asian="12pt" style:font-name-complex="Times New Roman1" style:font-size-complex="12pt"/>
    </style:style>
    <style:style style:name="P28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1" fo:font-size="12pt" fo:language="uk" fo:country="UA" officeooo:rsid="000b11cd" officeooo:paragraph-rsid="00394f00" style:font-name-asian="Times New Roman1" style:font-size-asian="12pt" style:font-name-complex="Times New Roman1" style:font-size-complex="12pt"/>
    </style:style>
    <style:style style:name="P2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officeooo:paragraph-rsid="000c911a"/>
    </style:style>
    <style:style style:name="P3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officeooo:rsid="000b11cd" officeooo:paragraph-rsid="002da470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19580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size="12pt" fo:language="uk" fo:country="UA" officeooo:rsid="000b11cd" officeooo:paragraph-rsid="0037e6fa" style:font-size-asian="12pt" style:font-name-complex="Times New Roman1" style:font-size-complex="12pt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style:font-name="Times New Roman1" fo:font-size="12pt" officeooo:paragraph-rsid="000c911a" style:font-size-asian="12pt" style:font-name-complex="Times New Roman1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1" fo:font-size="12pt" officeooo:rsid="0024918b" officeooo:paragraph-rsid="0024918b" style:font-size-asian="12pt" style:font-name-complex="Times New Roman1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fo:font-size="12pt" officeooo:rsid="0020765d" officeooo:paragraph-rsid="0020765d" style:font-size-asian="12pt" style:font-name-complex="Times New Roman1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1" fo:font-size="12pt" officeooo:rsid="001b07ba" officeooo:paragraph-rsid="001b07ba" style:font-size-asian="12pt" style:font-name-complex="Times New Roman1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1" fo:font-size="12pt" officeooo:paragraph-rsid="000c911a" style:font-name-asian="Noto Sans CJK SC Regular" style:font-size-asian="12pt" style:font-name-complex="Times New Roman1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1" fo:font-size="12pt" officeooo:paragraph-rsid="000f3f0e" style:font-name-asian="Noto Sans CJK SC Regular" style:font-size-asian="12pt" style:font-name-complex="Times New Roman1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1" fo:font-size="12pt" officeooo:rsid="001ace56" officeooo:paragraph-rsid="00394f00" style:font-name-asian="Times New Roman1" style:font-size-asian="12pt" style:font-name-complex="Times New Roman1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fo:font-size="12pt" officeooo:rsid="001fcb97" officeooo:paragraph-rsid="00394f00" style:font-name-asian="Times New Roman1" style:font-size-asian="12pt" style:font-name-complex="Times New Roman1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1" officeooo:paragraph-rsid="000c911a"/>
    </style:style>
    <style:style style:name="P4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b5593"/>
    </style:style>
    <style:style style:name="T1" style:family="text">
      <style:text-properties style:text-position="0% 100%" style:font-name="Times New Roman1" fo:font-size="12pt" fo:letter-spacing="normal" fo:font-style="normal" style:font-name-asian="Symbol" style:font-size-asian="12pt" style:font-style-asian="normal" style:font-name-complex="Times New Roman1" style:font-size-complex="12pt"/>
    </style:style>
    <style:style style:name="T2" style:family="text">
      <style:text-properties style:text-position="0% 100%" style:font-name="Times New Roman1" fo:font-size="12pt" fo:letter-spacing="normal" fo:font-style="normal" officeooo:rsid="000dc07e" style:font-name-asian="Symbol" style:font-size-asian="12pt" style:font-style-asian="normal" style:font-name-complex="Times New Roman1" style:font-size-complex="12pt"/>
    </style:style>
    <style:style style:name="T3" style:family="text">
      <style:text-properties style:text-position="0% 100%" style:font-name="Times New Roman1" fo:font-size="12pt" fo:letter-spacing="normal" fo:font-style="normal" officeooo:rsid="000b11cd" style:font-name-asian="Symbol" style:font-size-asian="12pt" style:font-style-asian="normal" style:font-name-complex="Times New Roman1" style:font-size-complex="12pt"/>
    </style:style>
    <style:style style:name="T4" style:family="text">
      <style:text-properties style:text-position="0% 100%" style:font-name="Times New Roman1" fo:font-size="12pt" fo:letter-spacing="normal" fo:font-style="normal" officeooo:rsid="0012ae43" style:font-name-asian="Symbol" style:font-size-asian="12pt" style:font-style-asian="normal" style:font-name-complex="Times New Roman1" style:font-size-complex="12pt"/>
    </style:style>
    <style:style style:name="T5" style:family="text">
      <style:text-properties style:text-position="0% 100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6" style:family="text">
      <style:text-properties style:text-position="0% 100%" style:font-name="Times New Roman1" fo:font-size="12pt" fo:letter-spacing="normal" fo:font-style="normal" officeooo:rsid="0027e178" style:font-name-asian="Symbol" style:font-size-asian="12pt" style:font-style-asian="normal" style:font-name-complex="Times New Roman1" style:font-size-complex="12pt"/>
    </style:style>
    <style:style style:name="T7" style:family="text">
      <style:text-properties style:text-position="0% 100%" style:font-name="Times New Roman1" fo:font-size="12pt" fo:letter-spacing="normal" fo:font-style="normal" officeooo:rsid="0035bbe5" style:font-name-asian="Symbol" style:font-size-asian="12pt" style:font-style-asian="normal" style:font-name-complex="Times New Roman1" style:font-size-complex="12pt"/>
    </style:style>
    <style:style style:name="T8" style:family="text">
      <style:text-properties style:text-position="0% 100%" style:font-name="Times New Roman1" fo:font-size="12pt" fo:letter-spacing="normal" fo:font-style="normal" officeooo:rsid="003318d6" style:font-name-asian="Symbol" style:font-size-asian="12pt" style:font-style-asian="normal" style:font-name-complex="Times New Roman1" style:font-size-complex="12pt"/>
    </style:style>
    <style:style style:name="T9" style:family="text">
      <style:text-properties style:text-position="0% 100%" style:font-name="Times New Roman1" fo:font-size="12pt" fo:letter-spacing="normal" fo:font-style="normal" officeooo:rsid="003482b3" style:font-name-asian="Symbol" style:font-size-asian="12pt" style:font-style-asian="normal" style:font-name-complex="Times New Roman1" style:font-size-complex="12pt"/>
    </style:style>
    <style:style style:name="T10" style:family="text">
      <style:text-properties style:text-position="0% 100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11" style:family="text">
      <style:text-properties style:text-position="0% 100%" style:font-name="Times New Roman1" fo:font-size="12pt" fo:letter-spacing="normal" fo:font-style="normal" officeooo:rsid="0030ea2f" style:font-name-asian="Symbol" style:font-size-asian="12pt" style:font-style-asian="normal" style:font-name-complex="Times New Roman1" style:font-size-complex="12pt"/>
    </style:style>
    <style:style style:name="T12" style:family="text">
      <style:text-properties style:text-position="0% 100%" style:font-name="Times New Roman1" fo:font-size="12pt" fo:letter-spacing="normal" fo:font-style="normal" officeooo:rsid="002b871e" style:font-name-asian="Symbol" style:font-size-asian="12pt" style:font-style-asian="normal" style:font-name-complex="Times New Roman1" style:font-size-complex="12pt"/>
    </style:style>
    <style:style style:name="T13" style:family="text">
      <style:text-properties style:text-position="0% 100%" style:font-name="Times New Roman1" fo:font-size="12pt" fo:letter-spacing="normal" fo:font-style="normal" officeooo:rsid="003609f3" style:font-name-asian="Symbol" style:font-size-asian="12pt" style:font-style-asian="normal" style:font-name-complex="Times New Roman1" style:font-size-complex="12pt"/>
    </style:style>
    <style:style style:name="T14" style:family="text">
      <style:text-properties style:text-position="0% 100%" style:font-name="Times New Roman1" fo:font-size="12pt" fo:letter-spacing="normal" fo:font-style="normal" officeooo:rsid="0039bb7f" style:font-name-asian="Symbol" style:font-size-asian="12pt" style:font-style-asian="normal" style:font-name-complex="Times New Roman1" style:font-size-complex="12pt"/>
    </style:style>
    <style:style style:name="T15" style:family="text">
      <style:text-properties style:text-position="0% 100%" style:font-name="Times New Roman1" fo:font-size="12pt" fo:letter-spacing="normal" fo:font-style="normal" officeooo:rsid="0036f7ad" style:font-name-asian="Symbol" style:font-size-asian="12pt" style:font-style-asian="normal" style:font-name-complex="Times New Roman1" style:font-size-complex="12pt"/>
    </style:style>
    <style:style style:name="T16" style:family="text">
      <style:text-properties style:text-position="0% 100%" style:font-name="Times New Roman1" fo:font-size="12pt" fo:letter-spacing="normal" fo:font-style="normal" officeooo:rsid="003e7091" style:font-name-asian="Symbol" style:font-size-asian="12pt" style:font-style-asian="normal" style:font-name-complex="Times New Roman1" style:font-size-complex="12pt"/>
    </style:style>
    <style:style style:name="T17" style:family="text">
      <style:text-properties style:text-position="0% 100%" style:font-name="Times New Roman1" fo:font-size="12pt" fo:letter-spacing="normal" fo:font-style="normal" officeooo:rsid="003627d9" style:font-name-asian="Symbol" style:font-size-asian="12pt" style:font-style-asian="normal" style:font-name-complex="Times New Roman1" style:font-size-complex="12pt"/>
    </style:style>
    <style:style style:name="T18" style:family="text">
      <style:text-properties style:text-position="0% 100%" style:font-name="Times New Roman1" fo:font-size="12pt" fo:letter-spacing="normal" fo:font-style="normal" officeooo:rsid="00414891" style:font-name-asian="Symbol" style:font-size-asian="12pt" style:font-style-asian="normal" style:font-name-complex="Times New Roman1" style:font-size-complex="12pt"/>
    </style:style>
    <style:style style:name="T19" style:family="text">
      <style:text-properties style:text-position="0% 100%" style:font-name="Times New Roman1" fo:font-size="12pt" fo:letter-spacing="normal" fo:font-style="normal" officeooo:rsid="003f4c9b" style:font-name-asian="Symbol" style:font-size-asian="12pt" style:font-style-asian="normal" style:font-name-complex="Times New Roman1" style:font-size-complex="12pt"/>
    </style:style>
    <style:style style:name="T20" style:family="text">
      <style:text-properties style:text-position="0% 100%" style:font-name="Times New Roman1" fo:font-size="12pt" fo:letter-spacing="normal" fo:font-style="normal" officeooo:rsid="003b6949" style:font-name-asian="Symbol" style:font-size-asian="12pt" style:font-style-asian="normal" style:font-name-complex="Times New Roman1" style:font-size-complex="12pt"/>
    </style:style>
    <style:style style:name="T21" style:family="text">
      <style:text-properties style:text-position="0% 100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 style:font-style-complex="normal"/>
    </style:style>
    <style:style style:name="T22" style:family="text">
      <style:text-properties style:text-position="0% 100%" style:font-name="Times New Roman1" fo:font-size="12pt" fo:letter-spacing="normal" fo:font-style="normal" officeooo:rsid="00388017" style:font-name-asian="Symbol" style:font-size-asian="12pt" style:font-style-asian="normal" style:font-name-complex="Times New Roman1" style:font-size-complex="12pt"/>
    </style:style>
    <style:style style:name="T23" style:family="text">
      <style:text-properties style:text-position="0% 100%" style:font-name="Times New Roman1" fo:font-size="12pt" fo:letter-spacing="normal" fo:font-style="normal" officeooo:rsid="003c7f3e" style:font-name-asian="Symbol" style:font-size-asian="12pt" style:font-style-asian="normal" style:font-name-complex="Times New Roman1" style:font-size-complex="12pt"/>
    </style:style>
    <style:style style:name="T24" style:family="text">
      <style:text-properties style:text-position="0% 100%" style:font-name="Times New Roman1" fo:font-size="12pt" fo:letter-spacing="normal" fo:font-style="normal" officeooo:rsid="003e1653" style:font-name-asian="Symbol" style:font-size-asian="12pt" style:font-style-asian="normal" style:font-name-complex="Times New Roman1" style:font-size-complex="12pt"/>
    </style:style>
    <style:style style:name="T25" style:family="text">
      <style:text-properties style:text-position="0% 100%" style:font-name="Times New Roman1" fo:font-size="12pt" fo:letter-spacing="normal" fo:font-style="normal" officeooo:rsid="001a98e3" style:font-name-asian="Symbol" style:font-size-asian="12pt" style:font-style-asian="normal" style:font-name-complex="Times New Roman1" style:font-size-complex="12pt"/>
    </style:style>
    <style:style style:name="T26" style:family="text">
      <style:text-properties style:text-position="0% 100%" style:font-name="Times New Roman1" fo:font-size="12pt" fo:letter-spacing="normal" fo:font-style="normal" officeooo:rsid="0043fdbe" style:font-name-asian="Symbol" style:font-size-asian="12pt" style:font-style-asian="normal" style:font-name-complex="Times New Roman1" style:font-size-complex="12pt"/>
    </style:style>
    <style:style style:name="T27" style:family="text">
      <style:text-properties style:text-position="0% 100%" style:font-name="Times New Roman1" fo:font-size="12pt" fo:letter-spacing="normal" fo:font-style="normal" officeooo:rsid="0043a078" style:font-name-asian="Symbol" style:font-size-asian="12pt" style:font-style-asian="normal" style:font-name-complex="Times New Roman1" style:font-size-complex="12pt"/>
    </style:style>
    <style:style style:name="T28" style:family="text">
      <style:text-properties style:text-position="0% 100%" style:font-name="Times New Roman1" fo:font-size="12pt" fo:letter-spacing="normal" fo:font-style="normal" officeooo:rsid="000d04ba" style:font-name-asian="Symbol" style:font-size-asian="12pt" style:font-style-asian="normal" style:font-name-complex="Times New Roman1" style:font-size-complex="12pt"/>
    </style:style>
    <style:style style:name="T29" style:family="text">
      <style:text-properties style:text-position="0% 100%" style:font-name="Times New Roman1" fo:font-size="12pt" fo:letter-spacing="normal" fo:font-style="normal" officeooo:rsid="0028103c" style:font-name-asian="Symbol" style:font-size-asian="12pt" style:font-style-asian="normal" style:font-name-complex="Times New Roman1" style:font-size-complex="12pt"/>
    </style:style>
    <style:style style:name="T30" style:family="text">
      <style:text-properties style:text-position="0% 100%" style:font-name="Times New Roman1" fo:font-size="12pt" fo:letter-spacing="normal" fo:font-style="normal" officeooo:rsid="00455328" style:font-name-asian="Symbol" style:font-size-asian="12pt" style:font-style-asian="normal" style:font-name-complex="Times New Roman1" style:font-size-complex="12pt"/>
    </style:style>
    <style:style style:name="T31" style:family="text">
      <style:text-properties style:text-position="0% 100%" style:font-name="Times New Roman1" fo:font-size="12pt" fo:letter-spacing="normal" fo:font-style="normal" officeooo:rsid="000b7d91" style:font-name-asian="Symbol" style:font-size-asian="12pt" style:font-style-asian="normal" style:font-name-complex="Times New Roman1" style:font-size-complex="12pt"/>
    </style:style>
    <style:style style:name="T32" style:family="text">
      <style:text-properties style:text-position="0% 100%" style:font-name="Times New Roman1" fo:font-size="12pt" fo:letter-spacing="normal" fo:font-style="normal" officeooo:rsid="0043ab02" style:font-name-asian="Symbol" style:font-size-asian="12pt" style:font-style-asian="normal" style:font-name-complex="Times New Roman1" style:font-size-complex="12pt"/>
    </style:style>
    <style:style style:name="T33" style:family="text">
      <style:text-properties style:text-position="0% 100%" style:font-name="Times New Roman1" fo:font-size="12pt" fo:letter-spacing="normal" fo:font-style="normal" officeooo:rsid="002e1709" style:font-name-asian="Symbol" style:font-size-asian="12pt" style:font-style-asian="normal" style:font-name-complex="Times New Roman1" style:font-size-complex="12pt"/>
    </style:style>
    <style:style style:name="T34" style:family="text">
      <style:text-properties style:text-position="0% 100%" style:font-name="Times New Roman1" fo:font-size="12pt" fo:letter-spacing="normal" fo:font-style="normal" officeooo:rsid="00123d93" style:font-name-asian="Symbol" style:font-size-asian="12pt" style:font-style-asian="normal" style:font-name-complex="Times New Roman1" style:font-size-complex="12pt"/>
    </style:style>
    <style:style style:name="T35" style:family="text">
      <style:text-properties style:text-position="0% 100%" style:font-name="Times New Roman1" fo:font-size="12pt" fo:letter-spacing="normal" fo:font-style="normal" officeooo:rsid="000c3894" style:font-name-asian="Symbol" style:font-size-asian="12pt" style:font-style-asian="normal" style:font-name-complex="Times New Roman1" style:font-size-complex="12pt"/>
    </style:style>
    <style:style style:name="T36" style:family="text">
      <style:text-properties style:text-position="0% 100%" style:font-name="Times New Roman1" fo:font-size="12pt" fo:letter-spacing="normal" fo:font-style="normal" officeooo:rsid="0046fb6c" style:font-name-asian="Symbol" style:font-size-asian="12pt" style:font-style-asian="normal" style:font-name-complex="Times New Roman1" style:font-size-complex="12pt"/>
    </style:style>
    <style:style style:name="T37" style:family="text">
      <style:text-properties style:text-position="0% 100%" style:font-name="Times New Roman1" fo:font-size="12pt" fo:letter-spacing="normal" fo:font-style="normal" officeooo:rsid="000ebab3" style:font-name-asian="Symbol" style:font-size-asian="12pt" style:font-style-asian="normal" style:font-name-complex="Times New Roman1" style:font-size-complex="12pt"/>
    </style:style>
    <style:style style:name="T38" style:family="text">
      <style:text-properties style:text-position="0% 100%" style:font-name="Times New Roman1" fo:font-size="12pt" fo:letter-spacing="normal" fo:font-style="normal" officeooo:rsid="003099fe" style:font-name-asian="Symbol" style:font-size-asian="12pt" style:font-style-asian="normal" style:font-name-complex="Times New Roman1" style:font-size-complex="12pt"/>
    </style:style>
    <style:style style:name="T39" style:family="text">
      <style:text-properties style:text-position="0% 100%" style:font-name="Times New Roman1" fo:font-size="12pt" fo:letter-spacing="normal" fo:font-style="normal" officeooo:rsid="00493772" style:font-name-asian="Symbol" style:font-size-asian="12pt" style:font-style-asian="normal" style:font-name-complex="Times New Roman1" style:font-size-complex="12pt"/>
    </style:style>
    <style:style style:name="T40" style:family="text">
      <style:text-properties style:text-position="0% 100%" style:font-name="Times New Roman1" fo:font-size="12pt" fo:letter-spacing="normal" fo:font-style="normal" officeooo:rsid="0013b200" style:font-name-asian="Symbol" style:font-size-asian="12pt" style:font-style-asian="normal" style:font-name-complex="Times New Roman1" style:font-size-complex="12pt"/>
    </style:style>
    <style:style style:name="T41" style:family="text">
      <style:text-properties style:text-position="0% 100%" style:font-name="Times New Roman1" fo:font-size="12pt" fo:letter-spacing="normal" fo:font-style="normal" officeooo:rsid="0017c029" style:font-name-asian="Symbol" style:font-size-asian="12pt" style:font-style-asian="normal" style:font-name-complex="Times New Roman1" style:font-size-complex="12pt"/>
    </style:style>
    <style:style style:name="T42" style:family="text">
      <style:text-properties style:text-position="0% 100%" style:font-name="Times New Roman1" fo:font-size="12pt" fo:letter-spacing="normal" fo:font-style="normal" officeooo:rsid="0014f71f" style:font-name-asian="Symbol" style:font-size-asian="12pt" style:font-style-asian="normal" style:font-name-complex="Times New Roman1" style:font-size-complex="12pt"/>
    </style:style>
    <style:style style:name="T43" style:family="text">
      <style:text-properties style:text-position="0% 100%" style:font-name="Times New Roman1" fo:font-size="12pt" fo:letter-spacing="normal" fo:font-style="normal" officeooo:rsid="0037e6fa" style:font-name-asian="Symbol" style:font-size-asian="12pt" style:font-style-asian="normal" style:font-name-complex="Times New Roman1" style:font-size-complex="12pt"/>
    </style:style>
    <style:style style:name="T44" style:family="text">
      <style:text-properties style:text-position="0% 100%" style:font-name="Times New Roman1" fo:font-size="12pt" fo:letter-spacing="normal" fo:font-style="normal" officeooo:rsid="003b5593" style:font-name-asian="Symbol" style:font-size-asian="12pt" style:font-style-asian="normal" style:font-name-complex="Times New Roman1" style:font-size-complex="12pt"/>
    </style:style>
    <style:style style:name="T45" style:family="text">
      <style:text-properties style:text-position="0% 100%" style:font-name="Times New Roman1" fo:font-size="12pt" fo:letter-spacing="normal" fo:font-style="normal" officeooo:rsid="002a8733" style:font-name-asian="Ubuntu" style:font-size-asian="12pt" style:font-style-asian="normal" style:font-name-complex="Ubuntu" style:font-size-complex="12pt"/>
    </style:style>
    <style:style style:name="T46" style:family="text">
      <style:text-properties style:text-position="0% 100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47" style:family="text">
      <style:text-properties style:text-position="0% 100%" style:font-name="Times New Roman1" fo:font-size="12pt" fo:letter-spacing="normal" fo:font-style="normal" officeooo:rsid="002b871e" style:font-size-asian="12pt" style:font-style-asian="normal" style:font-name-complex="Times New Roman1" style:font-size-complex="12pt" style:font-style-complex="normal"/>
    </style:style>
    <style:style style:name="T48" style:family="text">
      <style:text-properties style:text-position="0% 100%" style:font-name="Times New Roman1" fo:font-size="12pt" fo:letter-spacing="normal" fo:font-style="normal" officeooo:rsid="003482b3" style:font-name-asian="Times New Roman1" style:font-size-asian="12pt" style:font-style-asian="normal" style:font-name-complex="Times New Roman1" style:font-size-complex="12pt" style:font-style-complex="normal"/>
    </style:style>
    <style:style style:name="T49" style:family="text">
      <style:text-properties style:text-position="0% 100%" style:font-name="Times New Roman1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50" style:family="text">
      <style:text-properties style:text-position="0% 100%" style:font-name="Times New Roman1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51" style:family="text">
      <style:text-properties style:text-position="0% 100%" style:font-name="Times New Roman1" fo:font-size="12pt" fo:letter-spacing="normal" fo:font-style="italic" officeooo:rsid="001823a6" style:font-name-asian="Symbol" style:font-size-asian="12pt" style:font-style-asian="italic" style:font-name-complex="Times New Roman1" style:font-size-complex="12pt" style:font-style-complex="italic"/>
    </style:style>
    <style:style style:name="T52" style:family="text">
      <style:text-properties style:text-position="0% 100%" style:font-name="Times New Roman1" fo:font-size="12pt" fo:letter-spacing="normal" fo:font-style="italic" officeooo:rsid="003482b3" style:font-name-asian="Times New Roman1" style:font-size-asian="12pt" style:font-style-asian="italic" style:font-name-complex="Times New Roman1" style:font-size-complex="12pt" style:font-style-complex="italic"/>
    </style:style>
    <style:style style:name="T53" style:family="text">
      <style:text-properties style:text-position="0% 100%" style:font-name="Times New Roman1" fo:font-size="12pt" fo:letter-spacing="normal" fo:font-style="italic" officeooo:rsid="001823a6" style:font-name-asian="Times New Roman1" style:font-size-asian="12pt" style:font-style-asian="italic" style:font-name-complex="Times New Roman1" style:font-size-complex="12pt" style:font-style-complex="italic"/>
    </style:style>
    <style:style style:name="T54" style:family="text">
      <style:text-properties style:text-position="0% 100%" style:font-name="Times New Roman1" fo:font-size="12pt" fo:letter-spacing="normal" fo:font-style="italic" officeooo:rsid="001823a6" style:font-size-asian="12pt" style:font-style-asian="italic" style:font-name-complex="Times New Roman1" style:font-size-complex="12pt" style:font-style-complex="italic"/>
    </style:style>
    <style:style style:name="T55" style:family="text">
      <style:text-properties style:text-position="0% 100%" style:font-name="Times New Roman1" fo:font-size="12pt" fo:letter-spacing="normal" fo:language="uk" fo:country="UA" fo:font-style="normal" style:font-name-asian="Symbol" style:font-size-asian="12pt" style:font-style-asian="normal" style:font-name-complex="Times New Roman1" style:font-size-complex="12pt"/>
    </style:style>
    <style:style style:name="T56" style:family="text">
      <style:text-properties style:text-position="0% 100%" style:font-name="Times New Roman1" fo:font-size="12pt" fo:letter-spacing="normal" fo:language="uk" fo:country="UA" fo:font-style="normal" officeooo:rsid="000b11cd" style:font-name-asian="Symbol" style:font-size-asian="12pt" style:font-style-asian="normal" style:font-name-complex="Times New Roman1" style:font-size-complex="12pt"/>
    </style:style>
    <style:style style:name="T57" style:family="text">
      <style:text-properties style:text-position="0% 100%" style:font-name="Times New Roman1" fo:font-size="12pt" fo:letter-spacing="normal" fo:language="uk" fo:country="UA" fo:font-style="normal" officeooo:rsid="0017c029" style:font-name-asian="Symbol" style:font-size-asian="12pt" style:font-style-asian="normal" style:font-name-complex="Times New Roman1" style:font-size-complex="12pt"/>
    </style:style>
    <style:style style:name="T58" style:family="text">
      <style:text-properties style:text-position="0% 100%" style:font-name="Times New Roman1" fo:font-size="12pt" fo:letter-spacing="normal" fo:language="uk" fo:country="UA" fo:font-style="normal" officeooo:rsid="0024fc00" style:font-name-asian="Symbol" style:font-size-asian="12pt" style:font-style-asian="normal" style:font-name-complex="Times New Roman1" style:font-size-complex="12pt"/>
    </style:style>
    <style:style style:name="T59" style:family="text">
      <style:text-properties style:text-position="0% 100%" style:font-name="Times New Roman1" fo:font-size="12pt" fo:letter-spacing="normal" fo:language="uk" fo:country="UA" fo:font-style="normal" officeooo:rsid="0037e6fa" style:font-name-asian="Symbol" style:font-size-asian="12pt" style:font-style-asian="normal" style:font-name-complex="Times New Roman1" style:font-size-complex="12pt"/>
    </style:style>
    <style:style style:name="T60" style:family="text">
      <style:text-properties style:text-position="0% 100%" style:font-name="Times New Roman1" fo:font-size="12pt" fo:letter-spacing="normal" fo:language="uk" fo:country="UA" fo:font-style="normal" style:font-name-asian="Symbol" style:font-size-asian="12pt" style:language-asian="ja" style:country-asian="JP" style:font-style-asian="normal" style:font-name-complex="Times New Roman1" style:font-size-complex="12pt"/>
    </style:style>
    <style:style style:name="T61" style:family="text">
      <style:text-properties style:text-position="0% 100%" style:font-name="Times New Roman1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1" style:font-size-complex="12pt"/>
    </style:style>
    <style:style style:name="T62" style:family="text">
      <style:text-properties style:text-position="0% 100%" style:font-name="Times New Roman1" fo:font-size="12pt" fo:letter-spacing="normal" fo:language="uk" fo:country="UA" fo:font-style="italic" style:font-name-asian="Symbol" style:font-size-asian="12pt" style:font-style-asian="italic" style:font-name-complex="Times New Roman1" style:font-size-complex="12pt" style:font-style-complex="italic"/>
    </style:style>
    <style:style style:name="T63" style:family="text">
      <style:text-properties style:text-position="0% 100%" style:font-name="Times New Roman1" fo:font-size="12pt" fo:letter-spacing="normal" officeooo:rsid="002b871e" style:font-size-asian="12pt" style:font-name-complex="Times New Roman1" style:font-size-complex="12pt"/>
    </style:style>
    <style:style style:name="T64" style:family="text">
      <style:text-properties style:text-position="0% 100%" style:font-name="Times New Roman1" fo:font-size="12pt" fo:letter-spacing="normal" officeooo:rsid="001823a6" style:font-size-asian="12pt" style:font-name-complex="Times New Roman1" style:font-size-complex="12pt"/>
    </style:style>
    <style:style style:name="T65" style:family="text">
      <style:text-properties style:text-position="0% 100%" style:font-name="Times New Roman1" fo:font-size="12pt" fo:letter-spacing="normal" officeooo:rsid="003099fe" style:font-size-asian="12pt" style:font-name-complex="Times New Roman1" style:font-size-complex="12pt"/>
    </style:style>
    <style:style style:name="T66" style:family="text">
      <style:text-properties style:text-position="0% 100%" fo:font-size="12pt" style:font-size-asian="12pt" style:font-name-complex="Times New Roman1" style:font-size-complex="12pt"/>
    </style:style>
    <style:style style:name="T67" style:family="text">
      <style:text-properties style:text-position="0% 100%" fo:font-size="12pt" officeooo:rsid="0024918b" style:font-size-asian="12pt" style:font-name-complex="Times New Roman1" style:font-size-complex="12pt"/>
    </style:style>
    <style:style style:name="T68" style:family="text">
      <style:text-properties style:text-position="0% 100%" style:font-name="Times New Roman" fo:font-size="12pt" fo:letter-spacing="normal" fo:font-style="normal" officeooo:rsid="0043a078" style:font-name-asian="Times New Roman" style:font-size-asian="12pt" style:font-style-asian="normal" style:font-name-complex="Times New Roman" style:font-size-complex="12pt"/>
    </style:style>
    <style:style style:name="T69" style:family="text">
      <style:text-properties style:text-position="0% 100%" style:font-name="Times New Roman" fo:font-size="12pt" fo:letter-spacing="normal" fo:language="uk" fo:country="UA" fo:font-style="normal" officeooo:rsid="0021afde" style:font-name-asian="Symbol" style:font-size-asian="12pt" style:font-style-asian="normal" style:font-name-complex="Times New Roman1" style:font-size-complex="12pt"/>
    </style:style>
    <style:style style:name="T70" style:family="text">
      <style:text-properties style:font-name="Times New Roman1"/>
    </style:style>
    <style:style style:name="T71" style:family="text">
      <style:text-properties style:font-name="Times New Roman1" fo:font-size="12pt" officeooo:rsid="0028393b" style:font-size-asian="12pt" style:font-name-complex="Times New Roman1" style:font-size-complex="12pt"/>
    </style:style>
    <style:style style:name="T72" style:family="text">
      <style:text-properties style:font-name="Times New Roman1" fo:font-size="12pt" officeooo:rsid="002aa8d0" style:font-size-asian="12pt" style:font-name-complex="Times New Roman1" style:font-size-complex="12pt"/>
    </style:style>
    <style:style style:name="T73" style:family="text">
      <style:text-properties style:font-name="Times New Roman1" fo:font-size="12pt" officeooo:rsid="003099fe" style:font-size-asian="12pt" style:font-name-complex="Times New Roman1" style:font-size-complex="12pt"/>
    </style:style>
    <style:style style:name="T74" style:family="text">
      <style:text-properties style:font-name="Times New Roman1" fo:font-size="12pt" fo:language="uk" fo:country="UA" officeooo:rsid="001823a6" style:font-size-asian="12pt" style:font-name-complex="Times New Roman1" style:font-size-complex="12pt"/>
    </style:style>
    <style:style style:name="T75" style:family="text">
      <style:text-properties style:font-name="Times New Roman1" fo:font-size="12pt" fo:language="uk" fo:country="UA" fo:font-style="italic" officeooo:rsid="001823a6" style:font-size-asian="12pt" style:font-style-asian="italic" style:font-name-complex="Times New Roman1" style:font-size-complex="12pt" style:font-style-complex="italic"/>
    </style:style>
    <style:style style:name="T76" style:family="text">
      <style:text-properties style:font-name="Times New Roman1" officeooo:rsid="000b11cd"/>
    </style:style>
    <style:style style:name="T77" style:family="text">
      <style:text-properties style:font-name="Times New Roman1" officeooo:rsid="00319580"/>
    </style:style>
    <style:style style:name="T78" style:family="text">
      <style:text-properties style:text-position="sub 58%"/>
    </style:style>
    <style:style style:name="T79" style:family="text">
      <style:text-properties style:text-position="sub 58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80" style:family="text">
      <style:text-properties style:text-position="sub 58%" style:font-name="Times New Roman1" fo:font-size="12pt" fo:letter-spacing="normal" fo:font-style="normal" officeooo:rsid="002635c0" style:font-name-asian="Symbol" style:font-size-asian="12pt" style:font-style-asian="normal" style:font-name-complex="Times New Roman1" style:font-size-complex="12pt"/>
    </style:style>
    <style:style style:name="T81" style:family="text">
      <style:text-properties style:text-position="sub 58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82" style:family="text">
      <style:text-properties style:text-position="sub 58%" style:font-name="Times New Roman1" fo:font-size="12pt" fo:letter-spacing="normal" fo:font-style="normal" officeooo:rsid="0043a078" style:font-name-asian="Symbol" style:font-size-asian="12pt" style:font-style-asian="normal" style:font-name-complex="Times New Roman1" style:font-size-complex="12pt"/>
    </style:style>
    <style:style style:name="T83" style:family="text">
      <style:text-properties style:text-position="sub 58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84" style:family="text">
      <style:text-properties style:text-position="sub 58%" style:font-name="Times New Roman1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1" style:font-size-complex="12pt"/>
    </style:style>
    <style:style style:name="T85" style:family="text">
      <style:text-properties style:text-position="sub 58%" style:font-name="Times New Roman1" fo:font-size="12pt" fo:letter-spacing="normal" fo:language="uk" fo:country="UA" fo:font-style="normal" style:font-name-asian="Symbol" style:font-size-asian="12pt" style:font-style-asian="normal" style:font-name-complex="Times New Roman1" style:font-size-complex="12pt"/>
    </style:style>
    <style:style style:name="T86" style:family="text">
      <style:text-properties style:text-position="sub 58%" style:font-name="Times New Roman1" fo:font-size="12pt" fo:letter-spacing="normal" fo:language="uk" fo:country="UA" fo:font-style="normal" officeooo:rsid="001ace56" style:font-name-asian="Symbol" style:font-size-asian="12pt" style:font-style-asian="normal" style:font-name-complex="Times New Roman1" style:font-size-complex="12pt"/>
    </style:style>
    <style:style style:name="T87" style:family="text">
      <style:text-properties style:text-position="sub 58%" style:font-name="Times New Roman1" fo:font-size="12pt" fo:letter-spacing="normal" fo:language="uk" fo:country="UA" fo:font-style="normal" officeooo:rsid="000b11cd" style:font-name-asian="Symbol" style:font-size-asian="12pt" style:font-style-asian="normal" style:font-name-complex="Times New Roman1" style:font-size-complex="12pt"/>
    </style:style>
    <style:style style:name="T88" style:family="text">
      <style:text-properties style:text-position="sub 58%" fo:font-size="12pt" style:font-size-asian="12pt" style:font-name-complex="Times New Roman1" style:font-size-complex="12pt"/>
    </style:style>
    <style:style style:name="T89" style:family="text">
      <style:text-properties style:text-position="sub 58%" fo:font-size="12pt" officeooo:rsid="0024918b" style:font-size-asian="12pt" style:font-name-complex="Times New Roman1" style:font-size-complex="12pt"/>
    </style:style>
    <style:style style:name="T90" style:family="text">
      <style:text-properties style:text-position="sub 58%" fo:font-size="12pt" officeooo:rsid="0020765d" style:font-size-asian="12pt" style:font-name-complex="Times New Roman1" style:font-size-complex="12pt"/>
    </style:style>
    <style:style style:name="T91" style:family="text">
      <style:text-properties style:text-position="super 58%" style:font-name="Times New Roman1" fo:font-size="12pt" fo:letter-spacing="normal" fo:font-style="normal" officeooo:rsid="002216fd" style:font-name-asian="Symbol" style:font-size-asian="12pt" style:font-style-asian="normal" style:font-name-complex="Times New Roman1" style:font-size-complex="12pt"/>
    </style:style>
    <style:style style:name="T92" style:family="text">
      <style:text-properties style:text-position="super 58%" style:font-name="Times New Roman1" fo:font-size="12pt" fo:letter-spacing="normal" fo:font-style="normal" officeooo:rsid="0035bbe5" style:font-name-asian="Symbol" style:font-size-asian="12pt" style:font-style-asian="normal" style:font-name-complex="Times New Roman1" style:font-size-complex="12pt"/>
    </style:style>
    <style:style style:name="T93" style:family="text">
      <style:text-properties style:text-position="super 58%" style:font-name="Times New Roman1" fo:font-size="12pt" fo:letter-spacing="normal" fo:font-style="normal" officeooo:rsid="001823a6" style:font-name-asian="Symbol" style:font-size-asian="12pt" style:font-style-asian="normal" style:font-name-complex="Times New Roman1" style:font-size-complex="12pt"/>
    </style:style>
    <style:style style:name="T94" style:family="text">
      <style:text-properties style:text-position="super 58%" style:font-name="Times New Roman1" fo:font-size="12pt" fo:letter-spacing="normal" fo:font-style="normal" officeooo:rsid="001823a6" style:font-size-asian="12pt" style:font-style-asian="normal" style:font-name-complex="Times New Roman1" style:font-size-complex="12pt" style:font-style-complex="normal"/>
    </style:style>
    <style:style style:name="T95" style:family="text">
      <style:text-properties style:text-position="super 58%" style:font-name="Times New Roman1" fo:font-size="12pt" fo:letter-spacing="normal" fo:language="uk" fo:country="UA" fo:font-style="normal" style:font-name-asian="Symbol" style:font-size-asian="12pt" style:font-style-asian="normal" style:font-name-complex="Times New Roman1" style:font-size-complex="12pt"/>
    </style:style>
    <style:style style:name="T96" style:family="text">
      <style:text-properties style:text-position="super 58%" fo:font-size="12pt" style:font-size-asian="12pt" style:font-name-complex="Times New Roman1" style:font-size-complex="12pt"/>
    </style:style>
    <style:style style:name="T97" style:family="text">
      <style:text-properties officeooo:rsid="000c911a"/>
    </style:style>
    <style:style style:name="T98" style:family="text">
      <style:text-properties officeooo:rsid="000f3f0e"/>
    </style:style>
    <style:style style:name="T99" style:family="text">
      <style:text-properties fo:font-size="12pt" style:font-size-asian="12pt" style:font-name-complex="Times New Roman1" style:font-size-complex="12pt"/>
    </style:style>
    <style:style style:name="T100" style:family="text">
      <style:text-properties fo:font-size="12pt" officeooo:rsid="0037e6fa" style:font-size-asian="12pt" style:font-name-complex="Times New Roman1" style:font-size-complex="12pt"/>
    </style:style>
    <style:style style:name="T101" style:family="text">
      <style:text-properties fo:language="uk" fo:country="UA" officeooo:rsid="001823a6"/>
    </style:style>
    <style:style style:name="T102" style:family="text">
      <style:text-properties fo:language="uk" fo:country="UA" officeooo:rsid="002bdf2f"/>
    </style:style>
    <style:style style:name="T103" style:family="text">
      <style:text-properties fo:language="uk" fo:country="UA" officeooo:rsid="003099fe"/>
    </style:style>
    <style:style style:name="T104" style:family="text">
      <style:text-properties fo:font-variant="normal" fo:text-transform="none" fo:color="#000000" style:text-position="0% 100%" style:font-name="Times New Roman1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1" style:font-size-complex="12pt" style:font-style-complex="normal" style:text-scale="100%"/>
    </style:style>
    <style:style style:name="T105" style:family="text">
      <style:text-properties officeooo:rsid="0037e6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76">Варіант №</text:span><text:span text:style-name="T77">874</text:span></text:p>
      <text:p text:style-name="P13"><text:span text:style-name="Основной_20_текст4"><text:span text:style-name="T13">Застереження. </text:span></text:span></text:p>
      <text:p text:style-name="P13"><text:span text:style-name="Основной_20_текст4"><text:span text:style-name="T14">І. </text:span></text:span><text:span text:style-name="Основной_20_текст4"><text:span text:style-name="T13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15">(кожен крок рішення у нетривіальних випадках повинен бути пояснений, </text:span></text:span><text:span text:style-name="Основной_20_текст4"><text:span text:style-name="T16">насамперед – у задачах №6-№</text:span></text:span><text:span text:style-name="Основной_20_текст4"><text:span text:style-name="T44">24</text:span></text:span><text:span text:style-name="Основной_20_текст4"><text:span text:style-name="T15">)</text:span></text:span><text:span text:style-name="Основной_20_текст4"><text:span text:style-name="T13"> і чіткість </text:span></text:span><text:span text:style-name="Основной_20_текст4"><text:span text:style-name="T17">міркувань; 3) оригінальність рішення (</text:span></text:span><text:span text:style-name="Основной_20_текст4"><text:span text:style-name="T18">зокрема,</text:span></text:span><text:span text:style-name="Основной_20_текст4"><text:span text:style-name="T17"> по відношенню до робіт </text:span></text:span><text:span text:style-name="Основной_20_текст4"><text:span text:style-name="T19">своїх колег</text:span></text:span><text:span text:style-name="Основной_20_текст4"><text:span text:style-name="T17">); 4) акуратність роботи </text:span></text:span><text:span text:style-name="Основной_20_текст4"><text:span text:style-name="T15">(</text:span></text:span><text:span text:style-name="Основной_20_текст4"><text:span text:style-name="T17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15">(якщо писати каліграфічно не можете – пишіть друкованими символами</text:span></text:span><text:span text:style-name="Основной_20_текст4"><text:span text:style-name="T17">), </text:span></text:span><text:span text:style-name="Основной_20_текст4"><text:span text:style-name="T15">без незрозумілих скорочень).</text:span></text:span></text:p>
      <text:p text:style-name="P30"><text:span text:style-name="Основной_20_текст4"><text:span text:style-name="T14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20">(за запізнення оцінка зменшується у залежності від </text:span></text:span><text:span text:style-name="Основной_20_текст4"><text:span text:style-name="T25">величини </text:span></text:span><text:span text:style-name="Основной_20_текст4"><text:span text:style-name="T20">часу запізнення)</text:span></text:span><text:span text:style-name="Основной_20_текст4"><text:span text:style-name="T14">. </text:span></text:span><text:span text:style-name="Основной_20_текст4"><text:span text:style-name="T20">Аркуші паперу з відповідями повинні бути пронумеровані. На першому аркуші вказується також прізвище, номер групи </text:span></text:span><text:span text:style-name="Основной_20_текст4"><text:span text:style-name="T25">і номер варіанту</text:span></text:span><text:span text:style-name="Основной_20_текст4"><text:span text:style-name="T20">.</text:span></text:span></text:p>
      <text:p text:style-name="P30"><text:span text:style-name="Основной_20_текст4"><text:span text:style-name="T3"/></text:span></text:p>
      <text:p text:style-name="P1"><text:span text:style-name="T70">1. </text:span><text:span text:style-name="Основной_20_текст4"><text:span text:style-name="T1">Побудувати автомат Мілі, еквівалентний заданому автомату Мура:</text:span></text:span></text:p>
      <text:p text:style-name="P1"><text:span text:style-name="Основной_20_текст4"><text:span text:style-name="T1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33"/>
          </table:table-cell>
          <table:table-cell table:style-name="Таблиця3.A1" office:value-type="string">
            <text:p text:style-name="P34">1</text:p>
          </table:table-cell>
          <table:table-cell table:style-name="Таблиця3.A1" office:value-type="string">
            <text:p text:style-name="P34">2</text:p>
          </table:table-cell>
          <table:table-cell table:style-name="Таблиця3.A1" office:value-type="string">
            <text:p text:style-name="P35">2</text:p>
          </table:table-cell>
          <table:table-cell table:style-name="Таблиця3.E1" office:value-type="string">
            <text:p text:style-name="P36">1</text:p>
          </table:table-cell>
        </table:table-row>
        <table:table-row table:style-name="Таблиця3.1">
          <table:table-cell table:style-name="Таблиця3.A2" office:value-type="string">
            <text:p text:style-name="P37"><text:span text:style-name="T97">δ</text:span>/<text:span text:style-name="T98">μ</text:span></text:p>
          </table:table-cell>
          <table:table-cell table:style-name="Таблиця3.A2" office:value-type="string">
            <text:p text:style-name="P41"><text:span text:style-name="T99">a</text:span><text:span text:style-name="T88">1</text:span></text:p>
          </table:table-cell>
          <table:table-cell table:style-name="Таблиця3.A2" office:value-type="string">
            <text:p text:style-name="P41"><text:span text:style-name="T99">a</text:span><text:span text:style-name="T88">2</text:span></text:p>
          </table:table-cell>
          <table:table-cell table:style-name="Таблиця3.A2" office:value-type="string">
            <text:p text:style-name="P41"><text:span text:style-name="T99">a</text:span><text:span text:style-name="T88">3</text:span></text:p>
          </table:table-cell>
          <table:table-cell table:style-name="Таблиця3.E2" office:value-type="string">
            <text:p text:style-name="P41"><text:span text:style-name="T99">a</text:span><text:span text:style-name="T88">4</text:span></text:p>
          </table:table-cell>
        </table:table-row>
        <table:table-row table:style-name="Таблиця3.1">
          <table:table-cell table:style-name="Таблиця3.A2" office:value-type="string">
            <text:p text:style-name="P41"><text:span text:style-name="T66">x</text:span><text:span text:style-name="T88">1</text:span></text:p>
          </table:table-cell>
          <table:table-cell table:style-name="Таблиця3.A2" office:value-type="string">
            <text:p text:style-name="P41"><text:span text:style-name="T66">a</text:span><text:span text:style-name="T89">4</text:span></text:p>
          </table:table-cell>
          <table:table-cell table:style-name="Таблиця3.A2" office:value-type="string">
            <text:p text:style-name="P41"><text:span text:style-name="T66">a</text:span><text:span text:style-name="T89">3</text:span></text:p>
          </table:table-cell>
          <table:table-cell table:style-name="Таблиця3.A2" office:value-type="string">
            <text:p text:style-name="P41"><text:span text:style-name="T66">a</text:span><text:span text:style-name="T88">4</text:span></text:p>
          </table:table-cell>
          <table:table-cell table:style-name="Таблиця3.E2" office:value-type="string">
            <text:p text:style-name="P41"><text:span text:style-name="T66">a</text:span><text:span text:style-name="T88">3</text:span></text:p>
          </table:table-cell>
        </table:table-row>
        <table:table-row table:style-name="Таблиця3.1">
          <table:table-cell table:style-name="Таблиця3.A2" office:value-type="string">
            <text:p text:style-name="P41"><text:span text:style-name="T66">x</text:span><text:span text:style-name="T88">2</text:span></text:p>
          </table:table-cell>
          <table:table-cell table:style-name="Таблиця3.A2" office:value-type="string">
            <text:p text:style-name="P41"><text:span text:style-name="T66">a</text:span><text:span text:style-name="T90">2</text:span></text:p>
          </table:table-cell>
          <table:table-cell table:style-name="Таблиця3.A2" office:value-type="string">
            <text:p text:style-name="P41"><text:span text:style-name="T66">a</text:span><text:span text:style-name="T90">1</text:span></text:p>
          </table:table-cell>
          <table:table-cell table:style-name="Таблиця3.A2" office:value-type="string">
            <text:p text:style-name="P41"><text:span text:style-name="T66">a</text:span><text:span text:style-name="T88">2</text:span></text:p>
          </table:table-cell>
          <table:table-cell table:style-name="Таблиця3.E2" office:value-type="string">
            <text:p text:style-name="P41"><text:span text:style-name="T66">a</text:span><text:span text:style-name="T88">1</text:span></text:p>
          </table:table-cell>
        </table:table-row>
      </table:table>
      <text:p text:style-name="P5"/>
      <text:p text:style-name="P4"><text:span text:style-name="Основной_20_текст4"><text:span text:style-name="T2">2. </text:span></text:span><text:span text:style-name="Основной_20_текст4"><text:span text:style-name="T55">Побудувати автомат Мура, еквiвалентний заданому автомату Мiлi:</text:span></text:span></text:p>
      <text:p text:style-name="P27"><text:span text:style-name="Основной_20_текст4"><text:span text:style-name="T55"/></text:span></text:p>
      <table:table table:name="Таблиця14" table:style-name="Таблиця14">
        <table:table-column table:style-name="Таблиця14.A" table:number-columns-repeated="4"/>
        <table:table-row table:style-name="TableLine94281333195360">
          <table:table-cell table:style-name="Таблиця14.A1" office:value-type="string">
            <text:p text:style-name="P28"><text:span text:style-name="Основной_20_текст4"><text:span text:style-name="T55">δ</text:span></text:span></text:p>
          </table:table-cell>
          <table:table-cell table:style-name="Таблиця14.A1" office:value-type="string">
            <text:p text:style-name="P40">1</text:p>
          </table:table-cell>
          <table:table-cell table:style-name="Таблиця14.A1" office:value-type="string">
            <text:p text:style-name="P40">2</text:p>
          </table:table-cell>
          <table:table-cell table:style-name="Таблиця14.D1" office:value-type="string">
            <text:p text:style-name="P40">3</text:p>
          </table:table-cell>
        </table:table-row>
        <table:table-row table:style-name="TableLine94281279504640">
          <table:table-cell table:style-name="Таблиця14.A2" office:value-type="string">
            <text:p text:style-name="P40">х<text:span text:style-name="T78">1</text:span></text:p>
          </table:table-cell>
          <table:table-cell table:style-name="Таблиця14.A2" office:value-type="string">
            <text:p text:style-name="P40">2</text:p>
          </table:table-cell>
          <table:table-cell table:style-name="Таблиця14.A2" office:value-type="string">
            <text:p text:style-name="P40">2</text:p>
          </table:table-cell>
          <table:table-cell table:style-name="Таблиця14.D2" office:value-type="string">
            <text:p text:style-name="P40">1</text:p>
          </table:table-cell>
        </table:table-row>
        <table:table-row table:style-name="TableLine94281301596928">
          <table:table-cell table:style-name="Таблиця14.A2" office:value-type="string">
            <text:p text:style-name="P40">х<text:span text:style-name="T78">2</text:span></text:p>
          </table:table-cell>
          <table:table-cell table:style-name="Таблиця14.A2" office:value-type="string">
            <text:p text:style-name="P40">1</text:p>
          </table:table-cell>
          <table:table-cell table:style-name="Таблиця14.A2" office:value-type="string">
            <text:p text:style-name="P40">3</text:p>
          </table:table-cell>
          <table:table-cell table:style-name="Таблиця14.D2" office:value-type="string">
            <text:p text:style-name="P40">1</text:p>
          </table:table-cell>
        </table:table-row>
      </table:table>
      <text:p text:style-name="P10"/>
      <table:table table:name="Таблиця13" table:style-name="Таблиця13">
        <table:table-column table:style-name="Таблиця13.A" table:number-columns-repeated="4"/>
        <table:table-row table:style-name="TableLine94281328084592">
          <table:table-cell table:style-name="Таблиця13.A1" office:value-type="string">
            <text:p text:style-name="P28"><text:span text:style-name="Основной_20_текст4"><text:span text:style-name="T55">λ</text:span></text:span></text:p>
          </table:table-cell>
          <table:table-cell table:style-name="Таблиця13.A1" office:value-type="string">
            <text:p text:style-name="P40">1</text:p>
          </table:table-cell>
          <table:table-cell table:style-name="Таблиця13.A1" office:value-type="string">
            <text:p text:style-name="P40">2</text:p>
          </table:table-cell>
          <table:table-cell table:style-name="Таблиця13.D1" office:value-type="string">
            <text:p text:style-name="P40">3</text:p>
          </table:table-cell>
        </table:table-row>
        <table:table-row table:style-name="TableLine94281348327424">
          <table:table-cell table:style-name="Таблиця13.A2" office:value-type="string">
            <text:p text:style-name="P40">х<text:span text:style-name="T78">1</text:span></text:p>
          </table:table-cell>
          <table:table-cell table:style-name="Таблиця13.A2" office:value-type="string">
            <text:p text:style-name="P40">1</text:p>
          </table:table-cell>
          <table:table-cell table:style-name="Таблиця13.A2" office:value-type="string">
            <text:p text:style-name="P40">2</text:p>
          </table:table-cell>
          <table:table-cell table:style-name="Таблиця13.D2" office:value-type="string">
            <text:p text:style-name="P40">1</text:p>
          </table:table-cell>
        </table:table-row>
        <table:table-row table:style-name="TableLine94281321566928">
          <table:table-cell table:style-name="Таблиця13.A2" office:value-type="string">
            <text:p text:style-name="P40">х<text:span text:style-name="T78">2</text:span></text:p>
          </table:table-cell>
          <table:table-cell table:style-name="Таблиця13.A2" office:value-type="string">
            <text:p text:style-name="P40">2</text:p>
          </table:table-cell>
          <table:table-cell table:style-name="Таблиця13.A2" office:value-type="string">
            <text:p text:style-name="P40">1</text:p>
          </table:table-cell>
          <table:table-cell table:style-name="Таблиця13.D2" office:value-type="string">
            <text:p text:style-name="P40">1</text:p>
          </table:table-cell>
        </table:table-row>
      </table:table>
      <text:p text:style-name="P4"><text:span text:style-name="Основной_20_текст4"><text:span text:style-name="T56"/></text:span></text:p>
      <text:p text:style-name="P3"><text:span text:style-name="Основной_20_текст4"><text:span text:style-name="T2">3. </text:span></text:span><text:span text:style-name="Основной_20_текст4"><text:span text:style-name="T1">Знайти мінімальний автомат для скінченного автомата А, заданого суміщеною таблицею переходів/виходів:</text:span></text:span></text:p>
      <text:p text:style-name="P2"><text:span text:style-name="Основной_20_текст4"><text:span text:style-name="T1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38"><text:span text:style-name="T97">δ</text:span>/<text:span text:style-name="T97">λ</text:span></text:p>
          </table:table-cell>
          <table:table-cell table:style-name="Таблиця1.A1" office:value-type="string">
            <text:p text:style-name="P41"><text:span text:style-name="T99">a</text:span><text:span text:style-name="T88">1</text:span></text:p>
          </table:table-cell>
          <table:table-cell table:style-name="Таблиця1.A1" office:value-type="string">
            <text:p text:style-name="P41"><text:span text:style-name="T99">a</text:span><text:span text:style-name="T88">2</text:span></text:p>
          </table:table-cell>
          <table:table-cell table:style-name="Таблиця1.A1" office:value-type="string">
            <text:p text:style-name="P41"><text:span text:style-name="T99">a</text:span><text:span text:style-name="T88">3</text:span></text:p>
          </table:table-cell>
          <table:table-cell table:style-name="Таблиця1.A1" office:value-type="string">
            <text:p text:style-name="P41"><text:span text:style-name="T99">a</text:span><text:span text:style-name="T88">4</text:span></text:p>
          </table:table-cell>
          <table:table-cell table:style-name="Таблиця1.A1" office:value-type="string">
            <text:p text:style-name="P41"><text:span text:style-name="T99">a</text:span><text:span text:style-name="T88">5</text:span></text:p>
          </table:table-cell>
          <table:table-cell table:style-name="Таблиця1.A1" office:value-type="string">
            <text:p text:style-name="P41"><text:span text:style-name="T99">a</text:span><text:span text:style-name="T88">6</text:span></text:p>
          </table:table-cell>
          <table:table-cell table:style-name="Таблиця1.H1" office:value-type="string">
            <text:p text:style-name="P41"><text:span text:style-name="T99">a</text:span><text:span text:style-name="T88">7</text:span></text:p>
          </table:table-cell>
        </table:table-row>
        <table:table-row table:style-name="Таблиця1.1">
          <table:table-cell table:style-name="Таблиця1.A2" office:value-type="string">
            <text:p text:style-name="P41"><text:span text:style-name="T66">x</text:span><text:span text:style-name="T88">1</text:span></text:p>
          </table:table-cell>
          <table:table-cell table:style-name="Таблиця1.A2" office:value-type="string">
            <text:p text:style-name="P41"><text:span text:style-name="T66">a</text:span><text:span text:style-name="T88">2</text:span><text:span text:style-name="T66">/1</text:span></text:p>
          </table:table-cell>
          <table:table-cell table:style-name="Таблиця1.A2" office:value-type="string">
            <text:p text:style-name="P41"><text:span text:style-name="T66">a</text:span><text:span text:style-name="T88">3</text:span><text:span text:style-name="T66">/1</text:span></text:p>
          </table:table-cell>
          <table:table-cell table:style-name="Таблиця1.A2" office:value-type="string">
            <text:p text:style-name="P41"><text:span text:style-name="T66">a</text:span><text:span text:style-name="T88">6</text:span><text:span text:style-name="T66">/1</text:span></text:p>
          </table:table-cell>
          <table:table-cell table:style-name="Таблиця1.A2" office:value-type="string">
            <text:p text:style-name="P41"><text:span text:style-name="T66">a</text:span><text:span text:style-name="T90">4</text:span><text:span text:style-name="T66">/1</text:span></text:p>
          </table:table-cell>
          <table:table-cell table:style-name="Таблиця1.A2" office:value-type="string">
            <text:p text:style-name="P41"><text:span text:style-name="T66">a</text:span><text:span text:style-name="T88">3</text:span><text:span text:style-name="T66">/1</text:span></text:p>
          </table:table-cell>
          <table:table-cell table:style-name="Таблиця1.A2" office:value-type="string">
            <text:p text:style-name="P41"><text:span text:style-name="T66">a</text:span><text:span text:style-name="T88">3</text:span><text:span text:style-name="T66">/1</text:span></text:p>
          </table:table-cell>
          <table:table-cell table:style-name="Таблиця1.H2" office:value-type="string">
            <text:p text:style-name="P41"><text:span text:style-name="T66">a</text:span><text:span text:style-name="T88">3</text:span><text:span text:style-name="T66">/1</text:span></text:p>
          </table:table-cell>
        </table:table-row>
        <table:table-row table:style-name="Таблиця1.1">
          <table:table-cell table:style-name="Таблиця1.A2" office:value-type="string">
            <text:p text:style-name="P41"><text:span text:style-name="T66">x</text:span><text:span text:style-name="T88">2</text:span></text:p>
          </table:table-cell>
          <table:table-cell table:style-name="Таблиця1.A2" office:value-type="string">
            <text:p text:style-name="P41"><text:span text:style-name="T66">a</text:span><text:span text:style-name="T88">1</text:span><text:span text:style-name="T66">/2</text:span></text:p>
          </table:table-cell>
          <table:table-cell table:style-name="Таблиця1.A2" office:value-type="string">
            <text:p text:style-name="P41"><text:span text:style-name="T66">a</text:span><text:span text:style-name="T88">5</text:span><text:span text:style-name="T66">/2</text:span></text:p>
          </table:table-cell>
          <table:table-cell table:style-name="Таблиця1.A2" office:value-type="string">
            <text:p text:style-name="P41"><text:span text:style-name="T66">a</text:span><text:span text:style-name="T88">3</text:span><text:span text:style-name="T66">/2</text:span></text:p>
          </table:table-cell>
          <table:table-cell table:style-name="Таблиця1.A2" office:value-type="string">
            <text:p text:style-name="P41"><text:span text:style-name="T66">a</text:span><text:span text:style-name="T90">6</text:span><text:span text:style-name="T66">/2</text:span></text:p>
          </table:table-cell>
          <table:table-cell table:style-name="Таблиця1.A2" office:value-type="string">
            <text:p text:style-name="P41"><text:span text:style-name="T66">a</text:span><text:span text:style-name="T88">4</text:span><text:span text:style-name="T66">/2</text:span></text:p>
          </table:table-cell>
          <table:table-cell table:style-name="Таблиця1.A2" office:value-type="string">
            <text:p text:style-name="P41"><text:span text:style-name="T66">a</text:span><text:span text:style-name="T88">7</text:span><text:span text:style-name="T66">/2</text:span></text:p>
          </table:table-cell>
          <table:table-cell table:style-name="Таблиця1.H2" office:value-type="string">
            <text:p text:style-name="P41"><text:span text:style-name="T66">a</text:span><text:span text:style-name="T88">2</text:span><text:span text:style-name="T66">/2</text:span></text:p>
          </table:table-cell>
        </table:table-row>
        <table:table-row table:style-name="Таблиця1.1">
          <table:table-cell table:style-name="Таблиця1.A2" office:value-type="string">
            <text:p text:style-name="P41"><text:span text:style-name="T66">x</text:span><text:span text:style-name="T88">3</text:span></text:p>
          </table:table-cell>
          <table:table-cell table:style-name="Таблиця1.A2" office:value-type="string">
            <text:p text:style-name="P41"><text:span text:style-name="T66">a</text:span><text:span text:style-name="T88">7</text:span><text:span text:style-name="T66">/2</text:span></text:p>
          </table:table-cell>
          <table:table-cell table:style-name="Таблиця1.A2" office:value-type="string">
            <text:p text:style-name="P41"><text:span text:style-name="T66">a</text:span><text:span text:style-name="T88">4</text:span><text:span text:style-name="T66">/1</text:span></text:p>
          </table:table-cell>
          <table:table-cell table:style-name="Таблиця1.A2" office:value-type="string">
            <text:p text:style-name="P41"><text:span text:style-name="T66">a</text:span><text:span text:style-name="T88">3</text:span><text:span text:style-name="T66">/1</text:span></text:p>
          </table:table-cell>
          <table:table-cell table:style-name="Таблиця1.A2" office:value-type="string">
            <text:p text:style-name="P41"><text:span text:style-name="T66">a</text:span><text:span text:style-name="T90">5</text:span><text:span text:style-name="T66">/</text:span><text:span text:style-name="T67">2</text:span></text:p>
          </table:table-cell>
          <table:table-cell table:style-name="Таблиця1.A2" office:value-type="string">
            <text:p text:style-name="P41"><text:span text:style-name="T66">a</text:span><text:span text:style-name="T88">5</text:span><text:span text:style-name="T66">/1</text:span></text:p>
          </table:table-cell>
          <table:table-cell table:style-name="Таблиця1.A2" office:value-type="string">
            <text:p text:style-name="P41"><text:span text:style-name="T66">a</text:span><text:span text:style-name="T88">2</text:span><text:span text:style-name="T66">/1</text:span></text:p>
          </table:table-cell>
          <table:table-cell table:style-name="Таблиця1.H2" office:value-type="string">
            <text:p text:style-name="P41"><text:span text:style-name="T66">a</text:span><text:span text:style-name="T88">4</text:span><text:span text:style-name="T66">/1</text:span></text:p>
          </table:table-cell>
        </table:table-row>
      </table:table>
      <text:p text:style-name="P29"/>
      <text:p text:style-name="P21"><text:span text:style-name="Основной_20_текст4"><text:span text:style-name="T4">4. </text:span></text:span><text:span text:style-name="Основной_20_текст4"><text:span text:style-name="T61">Перевiрити невiдрiзнюванiсть (еквiвалентнiсть) двох заданих сумiщеними таблицями переходiв/виходiв скiнченних автоматiв A</text:span></text:span><text:span text:style-name="Основной_20_текст4"><text:span text:style-name="T84">1</text:span></text:span><text:span text:style-name="Основной_20_текст4"><text:span text:style-name="T61"> i A</text:span></text:span><text:span text:style-name="Основной_20_текст4"><text:span text:style-name="T84">2</text:span></text:span><text:span text:style-name="Основной_20_текст4"><text:span text:style-name="T61">.</text:span></text:span></text:p>
      <text:p text:style-name="P27"><text:span text:style-name="Основной_20_текст4"><text:span text:style-name="T60"/></text:span></text:p>
      <text:p text:style-name="P27"><text:span text:style-name="Основной_20_текст4"><text:span text:style-name="T55"><text:s/>A</text:span></text:span><text:span text:style-name="Основной_20_текст4"><text:span text:style-name="T85">1</text:span></text:span><text:span text:style-name="Основной_20_текст4"><text:span text:style-name="T55">:</text:span></text:span></text:p>
      <text:p text:style-name="P27"><text:span text:style-name="Основной_20_текст4"><text:span text:style-name="T55"/></text:span></text:p>
      <table:table table:name="Таблиця9" table:style-name="Таблиця9">
        <table:table-column table:style-name="Таблиця9.A" table:number-columns-repeated="9"/>
        <table:table-column table:style-name="Таблиця9.J"/>
        <table:table-row table:style-name="TableLine94281298588848">
          <table:table-cell table:style-name="Таблиця9.A1" office:value-type="string">
            <text:p text:style-name="P28"><text:span text:style-name="Основной_20_текст4"><text:span text:style-name="T55">δ</text:span></text:span><text:span text:style-name="Основной_20_текст4"><text:span text:style-name="T85">1</text:span></text:span><text:span text:style-name="Основной_20_текст4"><text:span text:style-name="T55">/λ</text:span></text:span><text:span text:style-name="Основной_20_текст4"><text:span text:style-name="T85">1</text:span></text:span></text:p>
          </table:table-cell>
          <table:table-cell table:style-name="Таблиця9.A1" office:value-type="string">
            <text:p text:style-name="P39">1</text:p>
          </table:table-cell>
          <table:table-cell table:style-name="Таблиця9.A1" office:value-type="string">
            <text:p text:style-name="P39">2</text:p>
          </table:table-cell>
          <table:table-cell table:style-name="Таблиця9.A1" office:value-type="string">
            <text:p text:style-name="P39">3</text:p>
          </table:table-cell>
          <table:table-cell table:style-name="Таблиця9.A1" office:value-type="string">
            <text:p text:style-name="P39">4</text:p>
          </table:table-cell>
          <table:table-cell table:style-name="Таблиця9.A1" office:value-type="string">
            <text:p text:style-name="P39">5</text:p>
          </table:table-cell>
          <table:table-cell table:style-name="Таблиця9.A1" office:value-type="string">
            <text:p text:style-name="P39">6</text:p>
          </table:table-cell>
          <table:table-cell table:style-name="Таблиця9.A1" office:value-type="string">
            <text:p text:style-name="P39">7</text:p>
          </table:table-cell>
          <table:table-cell table:style-name="Таблиця9.A1" office:value-type="string">
            <text:p text:style-name="P39">8</text:p>
          </table:table-cell>
          <table:table-cell table:style-name="Таблиця9.J1" office:value-type="string">
            <text:p text:style-name="P39">9</text:p>
          </table:table-cell>
        </table:table-row>
        <text:soft-page-break/>
        <table:table-row table:style-name="TableLine94281286531872">
          <table:table-cell table:style-name="Таблиця9.A2" office:value-type="string">
            <text:p text:style-name="P39">х<text:span text:style-name="T78">1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3/2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7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8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2/2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9/2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3/2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2/2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3/2</text:span></text:span></text:p>
          </table:table-cell>
          <table:table-cell table:style-name="Таблиця9.J2" office:value-type="string">
            <text:p text:style-name="P28"><text:span text:style-name="Основной_20_текст4"><text:span text:style-name="T55">7/1</text:span></text:span></text:p>
          </table:table-cell>
        </table:table-row>
        <table:table-row table:style-name="TableLine94281280091536">
          <table:table-cell table:style-name="Таблиця9.A2" office:value-type="string">
            <text:p text:style-name="P39">х<text:span text:style-name="T78">2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4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8/2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8/2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1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5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1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7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8/1</text:span></text:span></text:p>
          </table:table-cell>
          <table:table-cell table:style-name="Таблиця9.J2" office:value-type="string">
            <text:p text:style-name="P28"><text:span text:style-name="Основной_20_текст4"><text:span text:style-name="T55">7/2</text:span></text:span></text:p>
          </table:table-cell>
        </table:table-row>
        <table:table-row table:style-name="TableLine94281355198880">
          <table:table-cell table:style-name="Таблиця9.A2" office:value-type="string">
            <text:p text:style-name="P39">х<text:span text:style-name="T78">3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9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1/2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6/2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3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9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2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4/1</text:span></text:span></text:p>
          </table:table-cell>
          <table:table-cell table:style-name="Таблиця9.A2" office:value-type="string">
            <text:p text:style-name="P28"><text:span text:style-name="Основной_20_текст4"><text:span text:style-name="T55">1/1</text:span></text:span></text:p>
          </table:table-cell>
          <table:table-cell table:style-name="Таблиця9.J2" office:value-type="string">
            <text:p text:style-name="P28"><text:span text:style-name="Основной_20_текст4"><text:span text:style-name="T55">6/2</text:span></text:span></text:p>
          </table:table-cell>
        </table:table-row>
      </table:table>
      <text:p text:style-name="P27"><text:span text:style-name="Основной_20_текст4"><text:span text:style-name="T55"/></text:span></text:p>
      <text:p text:style-name="P27"><text:span text:style-name="Основной_20_текст4"><text:span text:style-name="T55">A</text:span></text:span><text:span text:style-name="Основной_20_текст4"><text:span text:style-name="T85">2</text:span></text:span><text:span text:style-name="Основной_20_текст4"><text:span text:style-name="T55">:</text:span></text:span></text:p>
      <text:p text:style-name="P27"><text:span text:style-name="Основной_20_текст4"><text:span text:style-name="T55"/></text:span></text:p>
      <table:table table:name="Таблиця12" table:style-name="Таблиця12">
        <table:table-column table:style-name="Таблиця12.A"/>
        <table:table-column table:style-name="Таблиця12.B" table:number-columns-repeated="4"/>
        <table:table-column table:style-name="Таблиця12.A"/>
        <table:table-column table:style-name="Таблиця12.B"/>
        <table:table-column table:style-name="Таблиця12.H"/>
        <table:table-row table:style-name="TableLine94281226891776">
          <table:table-cell table:style-name="Таблиця12.A1" office:value-type="string">
            <text:p text:style-name="P28"><text:span text:style-name="Основной_20_текст4"><text:span text:style-name="T55">δ</text:span></text:span><text:span text:style-name="Основной_20_текст4"><text:span text:style-name="T86">2</text:span></text:span><text:span text:style-name="Основной_20_текст4"><text:span text:style-name="T55">/λ</text:span></text:span><text:span text:style-name="Основной_20_текст4"><text:span text:style-name="T86">2</text:span></text:span></text:p>
          </table:table-cell>
          <table:table-cell table:style-name="Таблиця12.A1" office:value-type="string">
            <text:p text:style-name="P39">1</text:p>
          </table:table-cell>
          <table:table-cell table:style-name="Таблиця12.A1" office:value-type="string">
            <text:p text:style-name="P39">2</text:p>
          </table:table-cell>
          <table:table-cell table:style-name="Таблиця12.A1" office:value-type="string">
            <text:p text:style-name="P39">3</text:p>
          </table:table-cell>
          <table:table-cell table:style-name="Таблиця12.A1" office:value-type="string">
            <text:p text:style-name="P39">4</text:p>
          </table:table-cell>
          <table:table-cell table:style-name="Таблиця12.A1" office:value-type="string">
            <text:p text:style-name="P39">5</text:p>
          </table:table-cell>
          <table:table-cell table:style-name="Таблиця12.A1" office:value-type="string">
            <text:p text:style-name="P39">6</text:p>
          </table:table-cell>
          <table:table-cell table:style-name="Таблиця12.H1" office:value-type="string">
            <text:p text:style-name="P39">7</text:p>
          </table:table-cell>
        </table:table-row>
        <table:table-row table:style-name="TableLine94281354029328">
          <table:table-cell table:style-name="Таблиця12.A2" office:value-type="string">
            <text:p text:style-name="P39">х<text:span text:style-name="T78">1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5">7/2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5">4/2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5">4/2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5">1/1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5">4/2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5">4/2</text:span></text:span></text:p>
          </table:table-cell>
          <table:table-cell table:style-name="Таблиця12.H2" office:value-type="string">
            <text:p text:style-name="P28"><text:span text:style-name="Основной_20_текст4"><text:span text:style-name="T55">3/1</text:span></text:span></text:p>
          </table:table-cell>
        </table:table-row>
        <table:table-row table:style-name="TableLine94281354426624">
          <table:table-cell table:style-name="Таблиця12.A2" office:value-type="string">
            <text:p text:style-name="P39">х<text:span text:style-name="T78">2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5">1/1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5">2/1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5">6/1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5">5/2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5"><text:s/>6/1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5">3/1</text:span></text:span></text:p>
          </table:table-cell>
          <table:table-cell table:style-name="Таблиця12.H2" office:value-type="string">
            <text:p text:style-name="P28"><text:span text:style-name="Основной_20_текст4"><text:span text:style-name="T55">1/2</text:span></text:span></text:p>
          </table:table-cell>
        </table:table-row>
        <table:table-row table:style-name="TableLine94281296068128">
          <table:table-cell table:style-name="Таблиця12.A2" office:value-type="string">
            <text:p text:style-name="P39">х<text:span text:style-name="T78">3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5">2/1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5">7/1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5">2/1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5">2/2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5">2/1</text:span></text:span></text:p>
          </table:table-cell>
          <table:table-cell table:style-name="Таблиця12.A2" office:value-type="string">
            <text:p text:style-name="P28"><text:span text:style-name="Основной_20_текст4"><text:span text:style-name="T55">2/1</text:span></text:span></text:p>
          </table:table-cell>
          <table:table-cell table:style-name="Таблиця12.H2" office:value-type="string">
            <text:p text:style-name="P28"><text:span text:style-name="Основной_20_текст4"><text:span text:style-name="T55">2/2</text:span></text:span></text:p>
          </table:table-cell>
        </table:table-row>
      </table:table>
      <text:p text:style-name="P27"><text:span text:style-name="Основной_20_текст4"><text:span text:style-name="T55"/></text:span></text:p>
      <text:p text:style-name="P27"><text:span text:style-name="Основной_20_текст4"><text:span text:style-name="T58">5. </text:span></text:span><text:span text:style-name="Основной_20_текст4"><text:span text:style-name="T55">Довести, що iзоморфнi автомати є невiдрiзнюваними (еквiвалентними) мiж собою.</text:span></text:span></text:p>
      <text:p text:style-name="P21"><text:span text:style-name="Основной_20_текст4"><text:span text:style-name="T56"/></text:span></text:p>
      <text:p text:style-name="P12"><text:span text:style-name="Основной_20_текст4"><text:span text:style-name="T5">6. </text:span></text:span><text:span text:style-name="Основной_20_текст4"><text:span text:style-name="T7">Нехай Х</text:span></text:span><text:span text:style-name="Основной_20_текст4"><text:span text:style-name="T92">*</text:span></text:span><text:span text:style-name="Основной_20_текст4"><text:span text:style-name="T7"> </text:span></text:span><text:span text:style-name="Основной_20_текст4"><text:span text:style-name="T5">– </text:span></text:span><text:span text:style-name="Основной_20_текст4"><text:span text:style-name="T8">множина всіх слів </text:span></text:span><text:span text:style-name="Основной_20_текст4"><text:span text:style-name="T9">у</text:span></text:span><text:span text:style-name="Основной_20_текст4"><text:span text:style-name="T8"> алфавіті Х. </text:span></text:span><text:span text:style-name="Основной_20_текст4"><text:span text:style-name="T5">Побудувати граф та таблиці переходів і виходів автомата А: {x</text:span></text:span><text:span text:style-name="Основной_20_текст4"><text:span text:style-name="T79">1</text:span></text:span><text:span text:style-name="Основной_20_текст4"><text:span text:style-name="T5">, x</text:span></text:span><text:span text:style-name="Основной_20_текст4"><text:span text:style-name="T79">2</text:span></text:span><text:span text:style-name="Основной_20_текст4"><text:span text:style-name="T5">, x</text:span></text:span><text:span text:style-name="Основной_20_текст4"><text:span text:style-name="T79">3</text:span></text:span><text:span text:style-name="Основной_20_текст4"><text:span text:style-name="T5">, x</text:span></text:span><text:span text:style-name="Основной_20_текст4"><text:span text:style-name="T79">4</text:span></text:span><text:span text:style-name="Основной_20_текст4"><text:span text:style-name="T5">}</text:span></text:span><text:span text:style-name="Основной_20_текст4"><text:span text:style-name="T91">*</text:span></text:span><text:span text:style-name="Основной_20_текст4"><text:span text:style-name="T45">→</text:span></text:span><text:span text:style-name="Основной_20_текст4"><text:span text:style-name="T5">{0, 1}</text:span></text:span><text:span text:style-name="Основной_20_текст4"><text:span text:style-name="T91">*</text:span></text:span><text:span text:style-name="Основной_20_текст4"><text:span text:style-name="T5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80">1</text:span></text:span><text:span text:style-name="Основной_20_текст4"><text:span text:style-name="T5"> – будь-який символ, крім лівої і правої дужок та кінця виразу, x</text:span></text:span><text:span text:style-name="Основной_20_текст4"><text:span text:style-name="T79">2</text:span></text:span><text:span text:style-name="Основной_20_текст4"><text:span text:style-name="T5"> – права дужка, x</text:span></text:span><text:span text:style-name="Основной_20_текст4"><text:span text:style-name="T80">3</text:span></text:span><text:span text:style-name="Основной_20_текст4"><text:span text:style-name="T5"> – ліва дужка, x</text:span></text:span><text:span text:style-name="Основной_20_текст4"><text:span text:style-name="T79">4</text:span></text:span><text:span text:style-name="Основной_20_текст4"><text:span text:style-name="T5"> – символ, що позначає кінець виразу.</text:span></text:span></text:p>
      <text:p text:style-name="P11"><text:span text:style-name="Основной_20_текст4"><text:span text:style-name="T5"/></text:span></text:p>
      <text:p text:style-name="P14"><text:span text:style-name="Основной_20_текст4"><text:span text:style-name="T6">7. </text:span></text:span><text:span text:style-name="Основной_20_текст4"><text:span text:style-name="T26">Написати регулярний вираз, що задає подію </text:span></text:span><text:span text:style-name="Основной_20_текст4"><text:span text:style-name="T27">Р</text:span></text:span><text:span text:style-name="Основной_20_текст4"><text:span text:style-name="T68">∩</text:span></text:span><text:span text:style-name="Основной_20_текст4"><text:span text:style-name="T26">Q в алфавіті Х={0, 1}, де Р – подія, що складається лише з таких слів в алфавіті Х, </text:span></text:span><text:span text:style-name="Основной_20_текст4"><text:span text:style-name="T28">у </text:span></text:span><text:span text:style-name="Основной_20_текст4"><text:span text:style-name="T26">як</text:span></text:span><text:span text:style-name="Основной_20_текст4"><text:span text:style-name="T28">их </text:span></text:span><text:span text:style-name="Основной_20_текст4"><text:span text:style-name="T29">0 утворюють підслова </text:span></text:span><text:span text:style-name="Основной_20_текст4"><text:span text:style-name="T33">не</text:span></text:span><text:span text:style-name="Основной_20_текст4"><text:span text:style-name="T29">парної довжини</text:span></text:span><text:span text:style-name="Основной_20_текст4"><text:span text:style-name="T26">, а Q – </text:span></text:span><text:span text:style-name="Основной_20_текст4"><text:span text:style-name="T30">це множина всіх слів у</text:span></text:span><text:span text:style-name="Основной_20_текст4"><text:span text:style-name="T26"> алфавіті Х, </text:span></text:span><text:span text:style-name="Основной_20_текст4"><text:span text:style-name="T30">які починаються з </text:span></text:span><text:span text:style-name="Основной_20_текст4"><text:span text:style-name="T31">1</text:span></text:span><text:span text:style-name="Основной_20_текст4"><text:span text:style-name="T30">.</text:span></text:span></text:p>
      <text:p text:style-name="P14"><text:span text:style-name="Основной_20_текст4"><text:span text:style-name="T6"/></text:span></text:p>
      <text:p text:style-name="P15"><text:span text:style-name="Основной_20_текст4"><text:span text:style-name="T34">8</text:span></text:span><text:span text:style-name="Основной_20_текст4"><text:span text:style-name="T27">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82">1</text:span></text:span><text:span text:style-name="Основной_20_текст4"><text:span text:style-name="T68">∩</text:span></text:span><text:span text:style-name="Основной_20_текст4"><text:span text:style-name="T27">Р</text:span></text:span><text:span text:style-name="Основной_20_текст4"><text:span text:style-name="T82">2</text:span></text:span><text:span text:style-name="Основной_20_текст4"><text:span text:style-name="T27">, де події Р</text:span></text:span><text:span text:style-name="Основной_20_текст4"><text:span text:style-name="T82">1 </text:span></text:span><text:span text:style-name="Основной_20_текст4"><text:span text:style-name="T27">і Р</text:span></text:span><text:span text:style-name="Основной_20_текст4"><text:span text:style-name="T82">2</text:span></text:span><text:span text:style-name="Основной_20_текст4"><text:span text:style-name="T27"> задані регулярними виразами r</text:span></text:span><text:span text:style-name="Основной_20_текст4"><text:span text:style-name="T82">1</text:span></text:span><text:span text:style-name="Основной_20_текст4"><text:span text:style-name="T27"> і r</text:span></text:span><text:span text:style-name="Основной_20_текст4"><text:span text:style-name="T82">2</text:span></text:span><text:span text:style-name="Основной_20_текст4"><text:span text:style-name="T27"> відповідно.</text:span></text:span></text:p>
      <text:p text:style-name="P15"><text:span text:style-name="Основной_20_текст4"><text:span text:style-name="T6"/></text:span></text:p>
      <text:p text:style-name="P42"><text:span text:style-name="Основной_20_текст4"><text:span text:style-name="T35">9</text:span></text:span><text:span text:style-name="Основной_20_текст4"><text:span text:style-name="T10">. </text:span></text:span><text:span text:style-name="Основной_20_текст4"><text:span text:style-name="T56">Побудувати (синтезувати) автомат-перетворювач Мура A = (X, Y, U, δ, µ) для X = Y = {0, 1}, що реалiзує таке автоматне вiдображення </text:span></text:span><text:span text:style-name="Основной_20_текст4"><text:span text:style-name="T69">φ</text:span></text:span><text:span text:style-name="Основной_20_текст4"><text:span text:style-name="T87">A</text:span></text:span><text:span text:style-name="Основной_20_текст4"><text:span text:style-name="T56">(x</text:span></text:span><text:span text:style-name="Основной_20_текст4"><text:span text:style-name="T87">i1</text:span></text:span><text:span text:style-name="Основной_20_текст4"><text:span text:style-name="T56">x</text:span></text:span><text:span text:style-name="Основной_20_текст4"><text:span text:style-name="T87">i2</text:span></text:span><text:span text:style-name="Основной_20_текст4"><text:span text:style-name="T56"> ... x</text:span></text:span><text:span text:style-name="Основной_20_текст4"><text:span text:style-name="T87">ik</text:span></text:span><text:span text:style-name="Основной_20_текст4"><text:span text:style-name="T56">) = y</text:span></text:span><text:span text:style-name="Основной_20_текст4"><text:span text:style-name="T87">i1</text:span></text:span><text:span text:style-name="Основной_20_текст4"><text:span text:style-name="T56">y</text:span></text:span><text:span text:style-name="Основной_20_текст4"><text:span text:style-name="T87">i2</text:span></text:span><text:span text:style-name="Основной_20_текст4"><text:span text:style-name="T56"> ... y</text:span></text:span><text:span text:style-name="Основной_20_текст4"><text:span text:style-name="T87">ik</text:span></text:span><text:span text:style-name="Основной_20_текст4"><text:span text:style-name="T56">:</text:span></text:span></text:p>
      <text:p text:style-name="P42"><text:span text:style-name="Основной_20_текст4"><text:span text:style-name="T56">y</text:span></text:span><text:span text:style-name="Основной_20_текст4"><text:span text:style-name="T87">jk</text:span></text:span><text:span text:style-name="Основной_20_текст4"><text:span text:style-name="T56"> = 1, якщо в словi x</text:span></text:span><text:span text:style-name="Основной_20_текст4"><text:span text:style-name="T87">i1</text:span></text:span><text:span text:style-name="Основной_20_текст4"><text:span text:style-name="T56">x</text:span></text:span><text:span text:style-name="Основной_20_текст4"><text:span text:style-name="T87">i2</text:span></text:span><text:span text:style-name="Основной_20_текст4"><text:span text:style-name="T56"> ... x</text:span></text:span><text:span text:style-name="Основной_20_текст4"><text:span text:style-name="T87">ik</text:span></text:span><text:span text:style-name="Основной_20_текст4"><text:span text:style-name="T56"> одиниць менше, нiж нулiв, в противному разi y</text:span></text:span><text:span text:style-name="Основной_20_текст4"><text:span text:style-name="T87">jk</text:span></text:span><text:span text:style-name="Основной_20_текст4"><text:span text:style-name="T56"> = 0.</text:span></text:span></text:p>
      <text:p text:style-name="P15"><text:span text:style-name="Основной_20_текст4"><text:span text:style-name="T10"/></text:span></text:p>
      <text:p text:style-name="P26"><text:span text:style-name="Основной_20_текст4"><text:span text:style-name="T59">10</text:span></text:span><text:span text:style-name="Основной_20_текст4"><text:span text:style-name="T58">. </text:span></text:span><text:span text:style-name="Основной_20_текст4"><text:span text:style-name="T56">Побудувати приклад двох невiдрiзнюваних автоматiв, якi не є iзоморфними.</text:span></text:span></text:p>
      <text:p text:style-name="P18"><text:span text:style-name="Основной_20_текст4"><text:span text:style-name="T10"/></text:span></text:p>
      <text:p text:style-name="P18"><text:span text:style-name="Основной_20_текст4"><text:span text:style-name="T10">1</text:span></text:span><text:span text:style-name="Основной_20_текст4"><text:span text:style-name="T43">1</text:span></text:span><text:span text:style-name="Основной_20_текст4"><text:span text:style-name="T10">. </text:span></text:span><text:span text:style-name="Основной_20_текст4"><text:span text:style-name="T40">Навести приклад таких подій P і Q, що:</text:span></text:span></text:p>
      <text:p text:style-name="P18"><text:span text:style-name="Основной_20_текст4"><text:span text:style-name="T40">(а) P ⊂ Q, однак P* = Q*; (б) P* = Q*, однак P ⊄ Q (символ ⊄ позначає, що не виконується жодне зі співвідношень ⊃ , ⊇ , ⊂ , ⊆ , =).</text:span></text:span></text:p>
      <text:p text:style-name="P15"><text:span text:style-name="Основной_20_текст4"><text:span text:style-name="T10"/></text:span></text:p>
      <text:p text:style-name="P16"><text:span text:style-name="Основной_20_текст4"><text:span text:style-name="T23">1</text:span></text:span><text:span text:style-name="Основной_20_текст4"><text:span text:style-name="T43">2</text:span></text:span><text:span text:style-name="Основной_20_текст4"><text:span text:style-name="T23">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10">.</text:span></text:span></text:p>
      <text:p text:style-name="P16"><text:span text:style-name="Основной_20_текст4"><text:span text:style-name="T10"/></text:span></text:p>
      <text:p text:style-name="P16"><text:span text:style-name="Основной_20_текст4"><text:span text:style-name="T23">1</text:span></text:span><text:span text:style-name="Основной_20_текст4"><text:span text:style-name="T43">3</text:span></text:span><text:span text:style-name="Основной_20_текст4"><text:span text:style-name="T23">. Назвіть критерії оцінки оптимальності (мінімальності) регулярних виразів. </text:span></text:span><text:span text:style-name="Основной_20_текст4"><text:span text:style-name="T24">Чи існує </text:span></text:span><text:span text:style-name="Основной_20_текст4"><text:span text:style-name="T23">в алгебрі регулярних подій </text:span></text:span><text:span text:style-name="Основной_20_текст4"><text:span text:style-name="T24">алгоритм пошуку </text:span></text:span><text:span text:style-name="Основной_20_текст4"><text:span text:style-name="T23">оптимально</text:span></text:span><text:span text:style-name="Основной_20_текст4"><text:span text:style-name="T24">го</text:span></text:span><text:span text:style-name="Основной_20_текст4"><text:span text:style-name="T23"> (мінімально</text:span></text:span><text:span text:style-name="Основной_20_текст4"><text:span text:style-name="T24">го</text:span></text:span><text:span text:style-name="Основной_20_текст4"><text:span text:style-name="T23">) регулярн</text:span></text:span><text:span text:style-name="Основной_20_текст4"><text:span text:style-name="T24">ого</text:span></text:span><text:span text:style-name="Основной_20_текст4"><text:span text:style-name="T23"> вираз</text:span></text:span><text:span text:style-name="Основной_20_текст4"><text:span text:style-name="T24">у, рівносильного </text:span></text:span><text:span text:style-name="Основной_20_текст4"><text:span text:style-name="T23">(еквівалентно</text:span></text:span><text:span text:style-name="Основной_20_текст4"><text:span text:style-name="T24">го</text:span></text:span><text:span text:style-name="Основной_20_текст4"><text:span text:style-name="T23">)</text:span></text:span><text:span text:style-name="Основной_20_текст4"><text:span text:style-name="T24"> даному? Відповідь обґрунтувати.</text:span></text:span></text:p>
      <text:p text:style-name="P15"><text:span text:style-name="Основной_20_текст4"><text:span text:style-name="T24"/></text:span></text:p>
      <text:p text:style-name="P22"><text:span text:style-name="T102">1</text:span><text:span text:style-name="T103">4</text:span><text:span text:style-name="T101">. </text:span><text:span text:style-name="Основной_20_текст4"><text:span text:style-name="T32">Нехай Р – нерегулярна подія, R – скінченна подія. Довести, що подія S – нерегулярна:</text:span></text:span></text:p>
      <text:p text:style-name="P15"><text:span text:style-name="Основной_20_текст4"><text:span text:style-name="T32">а) S=P</text:span></text:span><text:span text:style-name="Основной_20_текст4"><text:span text:style-name="T50">∪</text:span></text:span><text:span text:style-name="Основной_20_текст4"><text:span text:style-name="T32">R, б) S=P\R.</text:span></text:span></text:p>
      <text:p text:style-name="P15"><text:span text:style-name="Основной_20_текст4"><text:span text:style-name="T32"/></text:span></text:p>
      <text:p text:style-name="P15"><text:span text:style-name="T71">1</text:span><text:span text:style-name="T73">5</text:span><text:span text:style-name="T72">. </text:span><text:span text:style-name="T74">Нехай подія P зображувана в скінченному автоматі A та </text:span><text:span text:style-name="T75">e</text:span><text:span text:style-name="T74">∉P </text:span><text:span text:style-name="Основной_20_текст_20__28_3_29__20__2b__20_Интервал_20_1_20_pt"><text:span text:style-name="T48">(</text:span></text:span><text:span text:style-name="Основной_20_текст_20__28_3_29__20__2b__20_Интервал_20_1_20_pt"><text:span text:style-name="T52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8">)</text:span></text:span><text:span text:style-name="T74">. Як </text:span><text:soft-page-break/><text:span text:style-name="T74">побудувати новий скінченний автомат A′, що зображує подію P ∪ {</text:span><text:span text:style-name="T75">e</text:span><text:span text:style-name="T74">}?</text:span></text:p>
      <text:p text:style-name="P23"/>
      <text:p text:style-name="P16"><text:span text:style-name="Основной_20_текст4"><text:span text:style-name="T63">1</text:span></text:span><text:span text:style-name="Основной_20_текст4"><text:span text:style-name="T65">6</text:span></text:span><text:span text:style-name="Основной_20_текст4"><text:span text:style-name="T63">. Довести л</text:span></text:span><text:span text:style-name="Основной_20_текст4"><text:span text:style-name="T64">ем</text:span></text:span><text:span text:style-name="Основной_20_текст4"><text:span text:style-name="T63">у</text:span></text:span><text:span text:style-name="Основной_20_текст4"><text:span text:style-name="T64"> “про накачку”: </text:span></text:span><text:span text:style-name="Основной_20_текст4"><text:span text:style-name="T63">д</text:span></text:span><text:span text:style-name="Основной_20_текст4"><text:span text:style-name="T64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54">w</text:span></text:span><text:span text:style-name="Основной_20_текст_20__28_3_29__20__2b__20_Интервал_20_1_20_pt"><text:span text:style-name="T49">∈</text:span></text:span><text:span text:style-name="Основной_20_текст4"><text:span text:style-name="T10">Р можна записати у вигляді <text:s/></text:span></text:span><text:span text:style-name="Основной_20_текст_20__28_3_29__20__2b__20_Интервал_20_1_20_pt"><text:span text:style-name="T54">w=р</text:span></text:span><text:span text:style-name="Основной_20_текст_20__28_3_29__20__2b__20_Интервал_20_1_20_pt"><text:span text:style-name="T83">1</text:span></text:span><text:span text:style-name="Основной_20_текст_20__28_3_29__20__2b__20_Интервал_20_1_20_pt"><text:span text:style-name="T54">рр</text:span></text:span><text:span text:style-name="Основной_20_текст_20__28_3_29__20__2b__20_Интервал_20_1_20_pt"><text:span text:style-name="T83">2</text:span></text:span><text:span text:style-name="Основной_20_текст_20__28_3_29__20__2b__20_Интервал_20_1_20_pt"><text:span text:style-name="T46">, </text:span></text:span><text:span text:style-name="Основной_20_текст_20__28_3_29__20__2b__20_Интервал_20_1_20_pt"><text:span text:style-name="T47">де </text:span></text:span><text:span text:style-name="Основной_20_текст_20__28_3_29__20__2b__20_Интервал_20_1_20_pt"><text:span text:style-name="T54">р</text:span></text:span><text:span text:style-name="Основной_20_текст_20__28_3_29__20__2b__20_Интервал_20_1_20_pt"><text:span text:style-name="T49">≠</text:span></text:span><text:span text:style-name="Основной_20_текст_20__28_3_29__20__2b__20_Интервал_20_1_20_pt"><text:span text:style-name="T53">е</text:span></text:span><text:span text:style-name="Основной_20_текст_20__28_3_29__20__2b__20_Интервал_20_1_20_pt"><text:span text:style-name="T52"> </text:span></text:span><text:span text:style-name="Основной_20_текст_20__28_3_29__20__2b__20_Интервал_20_1_20_pt"><text:span text:style-name="T48">(</text:span></text:span><text:span text:style-name="Основной_20_текст_20__28_3_29__20__2b__20_Интервал_20_1_20_pt"><text:span text:style-name="T52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8">)</text:span></text:span><text:span text:style-name="Основной_20_текст_20__28_3_29__20__2b__20_Интервал_20_1_20_pt"><text:span text:style-name="T46">, так, що для всіх k = 0, 1, 2, ... виконуватиметься </text:span></text:span><text:span text:style-name="Основной_20_текст_20__28_3_29__20__2b__20_Интервал_20_1_20_pt"><text:span text:style-name="T54">р</text:span></text:span><text:span text:style-name="Основной_20_текст_20__28_3_29__20__2b__20_Интервал_20_1_20_pt"><text:span text:style-name="T83">1</text:span></text:span><text:span text:style-name="Основной_20_текст_20__28_3_29__20__2b__20_Интервал_20_1_20_pt"><text:span text:style-name="T54">р</text:span></text:span><text:span text:style-name="Основной_20_текст_20__28_3_29__20__2b__20_Интервал_20_1_20_pt"><text:span text:style-name="T94">k</text:span></text:span><text:span text:style-name="Основной_20_текст_20__28_3_29__20__2b__20_Интервал_20_1_20_pt"><text:span text:style-name="T54">р</text:span></text:span><text:span text:style-name="Основной_20_текст_20__28_3_29__20__2b__20_Интервал_20_1_20_pt"><text:span text:style-name="T83">2</text:span></text:span><text:span text:style-name="Основной_20_текст_20__28_3_29__20__2b__20_Интервал_20_1_20_pt"><text:span text:style-name="T49">∈</text:span></text:span><text:span text:style-name="Основной_20_текст4"><text:span text:style-name="T10">Р.</text:span></text:span></text:p>
      <text:p text:style-name="P16"><text:span text:style-name="Основной_20_текст4"><text:span text:style-name="T1"/></text:span></text:p>
      <text:p text:style-name="P16"><text:span text:style-name="Основной_20_текст4"><text:span text:style-name="T34">1</text:span></text:span><text:span text:style-name="Основной_20_текст4"><text:span text:style-name="T38">7</text:span></text:span><text:span text:style-name="Основной_20_текст4"><text:span text:style-name="T34">. </text:span></text:span><text:span text:style-name="Основной_20_текст4"><text:span text:style-name="T36">Навести приклад події, яка нерегулярна і (одночасно) задовольняє умову “леми про накачку”.</text:span></text:span></text:p>
      <text:p text:style-name="P16"><text:span text:style-name="Основной_20_текст4"><text:span text:style-name="T36"/></text:span></text:p>
      <text:p text:style-name="P17"><text:span text:style-name="Основной_20_текст4"><text:span text:style-name="T39">1</text:span></text:span><text:span text:style-name="Основной_20_текст4"><text:span text:style-name="T43">8</text:span></text:span><text:span text:style-name="Основной_20_текст4"><text:span text:style-name="T39">. Написати регулярний вираз у алфавіті X = {0, 1}, який задає подію, що складається зі всіх слів таких і тільки таких, які містять парну кількість 1;</text:span></text:span></text:p>
      <text:p text:style-name="P31"><text:span text:style-name="Основной_20_текст4"><text:span text:style-name="T39"/></text:span></text:p>
      <text:p text:style-name="P7"><text:span text:style-name="T105">19</text:span>. Побудувати скінчений автомат, що розпізнає парні числа, які записані у двійковій формі та зчитуються зліва направо.</text:p>
      <text:p text:style-name="P7"/>
      <text:p text:style-name="P6"><text:span text:style-name="Основной_20_текст4"><text:span text:style-name="T42">2</text:span></text:span><text:span text:style-name="Основной_20_текст4"><text:span text:style-name="T43">0</text:span></text:span><text:span text:style-name="Основной_20_текст4"><text:span text:style-name="T40">. Побудувати скінчений автомат, здатний розпізнавати десяткові числа, що записані у формі з плаваючою крапкою (±dd*.d*E±dd, де d∈{0, 1, 2, ..., 9}).</text:span></text:span></text:p>
      <text:p text:style-name="P24"><text:span text:style-name="Основной_20_текст4"><text:span text:style-name="T40"/></text:span></text:p>
      <text:p text:style-name="P19"><text:span text:style-name="Основной_20_текст4"><text:span text:style-name="T56">2</text:span></text:span><text:span text:style-name="Основной_20_текст4"><text:span text:style-name="T59">1</text:span></text:span><text:span text:style-name="Основной_20_текст4"><text:span text:style-name="T57">. </text:span></text:span><text:span text:style-name="Основной_20_текст4"><text:span text:style-name="T56">Довести </text:span></text:span><text:span text:style-name="Основной_20_текст4"><text:span text:style-name="T104">тотожність</text:span></text:span><text:span text:style-name="Основной_20_текст4"><text:span text:style-name="T56"> для регулярних виразів:</text:span></text:span></text:p>
      <text:p text:style-name="P25"><text:span text:style-name="Основной_20_текст4"><text:span text:style-name="T55">(a ∪ b)*ab(a ∪ b)* ∪ b*a* = (a ∪ b)*.</text:span></text:span></text:p>
      <text:p text:style-name="P25"><text:span text:style-name="Основной_20_текст4"><text:span text:style-name="T55"/></text:span></text:p>
      <text:p text:style-name="P8"><text:span text:style-name="T100">22</text:span><text:span text:style-name="T99">. Нехай для непорожньої події P виконується рівність P</text:span><text:span text:style-name="T96">2</text:span><text:span text:style-name="T99">=P. Довести, що:</text:span></text:p>
      <text:p text:style-name="P32"><text:span text:style-name="Основной_20_текст4"><text:span text:style-name="T55">(а) </text:span></text:span><text:span text:style-name="Основной_20_текст4"><text:span text:style-name="T62">e</text:span></text:span><text:span text:style-name="Основной_20_текст4"><text:span text:style-name="T55">∈P </text:span></text:span><text:span text:style-name="Основной_20_текст_20__28_3_29__20__2b__20_Интервал_20_1_20_pt"><text:span text:style-name="T48">(</text:span></text:span><text:span text:style-name="Основной_20_текст_20__28_3_29__20__2b__20_Интервал_20_1_20_pt"><text:span text:style-name="T52">е </text:span></text:span><text:span text:style-name="Основной_20_текст4"><text:span text:style-name="T5">–</text:span></text:span><text:span text:style-name="Основной_20_текст4"><text:span text:style-name="T11"> </text:span></text:span><text:span text:style-name="Основной_20_текст4"><text:span text:style-name="T9">порожнє </text:span></text:span><text:span text:style-name="Основной_20_текст4"><text:span text:style-name="T11">слово</text:span></text:span><text:span text:style-name="Основной_20_текст_20__28_3_29__20__2b__20_Интервал_20_1_20_pt"><text:span text:style-name="T48">)</text:span></text:span><text:span text:style-name="Основной_20_текст4"><text:span text:style-name="T55">; (б) P</text:span></text:span><text:span text:style-name="Основной_20_текст4"><text:span text:style-name="T95">*</text:span></text:span><text:span text:style-name="Основной_20_текст4"><text:span text:style-name="T55">=P.</text:span></text:span></text:p>
      <text:p text:style-name="P32"><text:span text:style-name="Основной_20_текст4"><text:span text:style-name="T55"/></text:span></text:p>
      <text:p text:style-name="P20"><text:span text:style-name="Основной_20_текст4"><text:span text:style-name="T43">23</text:span></text:span><text:span text:style-name="Основной_20_текст4"><text:span text:style-name="T12">. </text:span></text:span><text:span text:style-name="Основной_20_текст4"><text:span text:style-name="T10">Нехай </text:span></text:span><text:span text:style-name="Основной_20_текст4"><text:span text:style-name="T51">х</text:span></text:span><text:span text:style-name="Основной_20_текст4"><text:span text:style-name="T93">k</text:span></text:span><text:span text:style-name="Основной_20_текст4"><text:span text:style-name="T10"> – слово, що складається з k символів </text:span></text:span><text:span text:style-name="Основной_20_текст4"><text:span text:style-name="T51">х</text:span></text:span><text:span text:style-name="Основной_20_текст4"><text:span text:style-name="T10">. Скориставшись лемою “про накачку” </text:span></text:span><text:span text:style-name="Основной_20_текст4"><text:span text:style-name="T12">(див. задачу №1</text:span></text:span><text:span text:style-name="Основной_20_текст4"><text:span text:style-name="T38">6</text:span></text:span><text:span text:style-name="Основной_20_текст4"><text:span text:style-name="T12">) або, у крайньому разі, іншим методом, дов</text:span></text:span><text:span text:style-name="Основной_20_текст4"><text:span text:style-name="T10">ести, що подія</text:span></text:span></text:p>
      <text:p text:style-name="P26"><text:span text:style-name="Основной_20_текст4"><text:span text:style-name="T10">Р={</text:span></text:span><text:span text:style-name="Основной_20_текст4"><text:span text:style-name="T51">a</text:span></text:span><text:span text:style-name="Основной_20_текст4"><text:span text:style-name="T93">k! </text:span></text:span><text:span text:style-name="Основной_20_текст4"><text:span text:style-name="T10">| </text:span></text:span><text:span text:style-name="Основной_20_текст_20__28_3_29__20__2b__20_Интервал_20_1_20_pt"><text:span text:style-name="T46">k</text:span></text:span><text:span text:style-name="Основной_20_текст4"><text:span text:style-name="T37"> = 0, 1, 2, ...</text:span></text:span><text:span text:style-name="Основной_20_текст4"><text:span text:style-name="T10">} не регулярна.</text:span></text:span></text:p>
      <text:p text:style-name="P26"><text:span text:style-name="Основной_20_текст4"><text:span text:style-name="T10"/></text:span></text:p>
      <text:p text:style-name="P26"><text:span text:style-name="Основной_20_текст4"><text:span text:style-name="T40">2</text:span></text:span><text:span text:style-name="Основной_20_текст4"><text:span text:style-name="T43">4</text:span></text:span><text:span text:style-name="Основной_20_текст4"><text:span text:style-name="T40">. </text:span></text:span><text:span text:style-name="Основной_20_текст4"><text:span text:style-name="T104">Нехай</text:span></text:span><text:span text:style-name="Основной_20_текст4"><text:span text:style-name="T40"> вхідний алфавіт X = {0, 1}. </text:span></text:span><text:span text:style-name="Основной_20_текст4"><text:span text:style-name="T41">Н</text:span></text:span><text:span text:style-name="Основной_20_текст4"><text:span text:style-name="T40">авести автомат, який допускає </text:span></text:span><text:span text:style-name="Основной_20_текст4"><text:span text:style-name="T10">ланцюжки, де між входженнями "1" </text:span></text:span><text:span text:style-name="Основной_20_текст4"><text:span text:style-name="T42">не</text:span></text:span><text:span text:style-name="Основной_20_текст4"><text:span text:style-name="T10">парна кількість "0"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Ubuntu" svg:font-family="Ubuntu"/>
    <style:font-face style:name="Times New Roman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1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1" style:font-family-asian="'Times New Roman'" style:font-family-generic-asian="roman" style:font-pitch-asian="variable" style:font-size-asian="9.5pt" style:font-name-complex="Times New Roman1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1" fo:font-family="'Times New Roman'" style:font-family-generic="roman" style:font-pitch="variable" fo:font-size="9.5pt" fo:letter-spacing="-0.002in" fo:language="uk" fo:country="UA" fo:font-style="normal" fo:background-color="#ffffff" style:font-name-asian="Times New Roman1" style:font-family-asian="'Times New Roman'" style:font-family-generic-asian="roman" style:font-pitch-asian="variable" style:font-size-asian="9.5pt" style:font-style-asian="normal" style:font-name-complex="Times New Roman1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1" style:font-family-asian="'Times New Roman'" style:font-family-generic-asian="roman" style:font-pitch-asian="variable" style:font-size-asian="9.5pt" style:font-style-asian="italic" style:font-name-complex="Times New Roman1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1" fo:font-family="'Times New Roman'" style:font-family-generic="roman" style:font-pitch="variable" fo:font-size="9.5pt" fo:letter-spacing="0.0173in" fo:language="uk" fo:country="UA" fo:font-style="italic" fo:background-color="#ffffff" style:font-name-asian="Times New Roman1" style:font-family-asian="'Times New Roman'" style:font-family-generic-asian="roman" style:font-pitch-asian="variable" style:font-size-asian="9.5pt" style:font-style-asian="italic" style:font-name-complex="Times New Roman1" style:font-family-complex="'Times New Roman'" style:font-family-generic-complex="roman" style:font-pitch-complex="variable" style:font-size-complex="9.5pt" style:font-style-complex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2T08:17:06.302375651</meta:creation-date>
    <dc:date>2022-05-30T06:19:21.064245494</dc:date>
    <meta:editing-duration>PT20H26M43S</meta:editing-duration>
    <meta:editing-cycles>29</meta:editing-cycles>
    <meta:generator>LibreOffice/6.4.7.2$Linux_X86_64 LibreOffice_project/40$Build-2</meta:generator>
    <meta:document-statistic meta:table-count="6" meta:image-count="0" meta:object-count="0" meta:page-count="3" meta:paragraph-count="183" meta:word-count="880" meta:character-count="5124" meta:non-whitespace-character-count="4405"/>
  </office:meta>
</office:document-meta>
</file>